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me of Thrones" svg:font-family="'Game of Throne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07.47mm"/>
    </style:style>
    <style:style style:name="co18" style:family="table-column">
      <style:table-column-properties fo:break-before="auto" style:column-width="226.8mm"/>
    </style:style>
    <style:style style:name="co19" style:family="table-column">
      <style:table-column-properties fo:break-before="auto" style:column-width="193.04mm"/>
    </style:style>
    <style:style style:name="co20" style:family="table-column">
      <style:table-column-properties fo:break-before="auto" style:column-width="193.62mm"/>
    </style:style>
    <style:style style:name="co5" style:family="table-column">
      <style:table-column-properties fo:break-before="auto" style:column-width="113.29mm"/>
    </style:style>
    <style:style style:name="co6" style:family="table-column">
      <style:table-column-properties fo:break-before="auto" style:column-width="96.13mm"/>
    </style:style>
    <style:style style:name="co7" style:family="table-column">
      <style:table-column-properties fo:break-before="auto" style:column-width="30.59mm"/>
    </style:style>
    <style:style style:name="co12" style:family="table-column">
      <style:table-column-properties fo:break-before="auto" style:column-width="78.97mm"/>
    </style:style>
    <style:style style:name="co13" style:family="table-column">
      <style:table-column-properties fo:break-before="auto" style:column-width="281.5mm"/>
    </style:style>
    <style:style style:name="co14" style:family="table-column">
      <style:table-column-properties fo:break-before="auto" style:column-width="286.46mm"/>
    </style:style>
    <style:style style:name="co15" style:family="table-column">
      <style:table-column-properties fo:break-before="auto" style:column-width="202.35mm"/>
    </style:style>
    <style:style style:name="co16" style:family="table-column">
      <style:table-column-properties fo:break-before="auto" style:column-width="115.04mm"/>
    </style:style>
    <style:style style:name="co21" style:family="table-column">
      <style:table-column-properties fo:break-before="auto" style:column-width="116.79mm"/>
    </style:style>
    <style:style style:name="co22" style:family="table-column">
      <style:table-column-properties fo:break-before="auto" style:column-width="213.7mm"/>
    </style:style>
    <style:style style:name="co23" style:family="table-column">
      <style:table-column-properties fo:break-before="auto" style:column-width="198.28mm"/>
    </style:style>
    <style:style style:name="co24" style:family="table-column">
      <style:table-column-properties fo:break-before="auto" style:column-width="172.38mm"/>
    </style:style>
    <style:style style:name="ro1" style:family="table-row">
      <style:table-row-properties style:row-height="16.63mm" fo:break-before="auto" style:use-optimal-row-height="false"/>
    </style:style>
    <style:style style:name="ro2" style:family="table-row">
      <style:table-row-properties style:row-height="26.28mm" fo:break-before="auto" style:use-optimal-row-height="false"/>
    </style:style>
    <style:style style:name="ro3" style:family="table-row">
      <style:table-row-properties style:row-height="12.52mm" fo:break-before="auto" style:use-optimal-row-height="false"/>
    </style:style>
    <style:style style:name="ro6" style:family="table-row">
      <style:table-row-properties style:row-height="21.85mm" fo:break-before="auto" style:use-optimal-row-height="false"/>
    </style:style>
    <style:style style:name="ro4" style:family="table-row">
      <style:table-row-properties style:row-height="30.73mm" fo:break-before="auto" style:use-optimal-row-height="false"/>
    </style:style>
    <style:style style:name="ro9" style:family="table-row">
      <style:table-row-properties style:row-height="35.15mm" fo:break-before="auto" style:use-optimal-row-height="false"/>
    </style:style>
    <style:style style:name="ro13" style:family="table-row">
      <style:table-row-properties style:row-height="48.45mm" fo:break-before="auto" style:use-optimal-row-height="false"/>
    </style:style>
    <style:style style:name="ro12" style:family="table-row">
      <style:table-row-properties style:row-height="61.75mm" fo:break-before="auto" style:use-optimal-row-height="false"/>
    </style:style>
    <style:style style:name="ro10" style:family="table-row">
      <style:table-row-properties style:row-height="66.2mm" fo:break-before="auto" style:use-optimal-row-height="false"/>
    </style:style>
    <style:style style:name="ro11" style:family="table-row">
      <style:table-row-properties style:row-height="57.33mm" fo:break-before="auto" style:use-optimal-row-height="false"/>
    </style:style>
    <style:style style:name="ro8" style:family="table-row">
      <style:table-row-properties style:row-height="44.03mm" fo:break-before="auto" style:use-optimal-row-height="false"/>
    </style:style>
    <style:style style:name="ro5" style:family="table-row">
      <style:table-row-properties style:row-height="39.6mm" fo:break-before="auto" style:use-optimal-row-height="false"/>
    </style:style>
    <style:style style:name="ro18" style:family="table-row">
      <style:table-row-properties style:row-height="92.8mm" fo:break-before="auto" style:use-optimal-row-height="false"/>
    </style:style>
    <style:style style:name="ro19" style:family="table-row">
      <style:table-row-properties style:row-height="4.52mm" fo:break-before="auto" style:use-optimal-row-height="false"/>
    </style:style>
    <style:style style:name="ro20" style:family="table-row">
      <style:table-row-properties style:row-height="52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size="20pt" fo:font-weight="bold" style:font-size-asian="20pt" style:font-weight-asian="bold" style:font-size-complex="20pt" style:font-weight-complex="bold" style:font-relief="embosse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size="10pt" fo:font-weight="bold" style:font-size-asian="10pt" style:font-weight-asian="bold" style:font-size-complex="10pt" style:font-weight-complex="bold" style:font-relief="embossed"/>
    </style:style>
    <style:style style:name="ce13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style:font-name="Game of Throne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size="20pt" fo:font-weight="bold" style:font-size-asian="20pt" style:font-weight-asian="bold" style:font-size-complex="20pt" style:font-weight-complex="bold" style:font-relief="embosse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size="10pt" fo:font-weight="bold" style:font-size-asian="10pt" style:font-weight-asian="bold" style:font-size-complex="10pt" style:font-weight-complex="bold" style:font-relief="embossed"/>
    </style:style>
    <style:style style:name="ce21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336600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size="20pt" fo:font-weight="bold" style:font-size-asian="20pt" style:font-weight-asian="bold" style:font-size-complex="20pt" style:font-weight-complex="bold" style:font-relief="embosse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10pt" fo:font-weight="bold" style:font-size-asian="10pt" style:font-weight-asian="bold" style:font-size-complex="10pt" style:font-weight-complex="bold" style:font-relief="embossed"/>
    </style:style>
    <style:style style:name="ce31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font-name="Game of Thrones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3366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style:font-size-asian="10pt" style:font-size-complex="10pt"/>
    </style:style>
    <style:style style:name="T17" style:family="text">
      <style:text-properties fo:color="#ff3333"/>
    </style:style>
    <style:style style:name="T3" style:family="text">
      <style:text-properties fo:color="#ff3333"/>
    </style:style>
    <style:style style:name="T14" style:family="text">
      <style:text-properties fo:color="#336600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000000"/>
    </style:style>
    <style:style style:name="T8" style:family="text">
      <style:text-properties fo:font-size="9pt" style:font-size-asian="9pt" style:font-size-complex="9pt"/>
    </style:style>
    <style:style style:name="T13" style:family="text">
      <style:text-properties fo:color="#ff3333" style:text-underline-style="solid" style:text-underline-width="auto" style:text-underline-color="font-color"/>
    </style:style>
    <style:style style:name="T10" style:family="text">
      <style:text-properties fo:color="#ff3333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style:font-size-asian="8pt" style:font-size-complex="8pt" fo:color="#ff3333"/>
    </style:style>
    <style:style style:name="T18" style:family="text">
      <style:text-properties fo:color="#666666" fo:font-style="italic" style:font-style-asian="italic" style:font-style-complex="italic"/>
    </style:style>
    <style:style style:name="T19" style:family="text">
      <style:text-properties fo:color="#000000" fo:font-style="normal" style:font-style-asian="normal" style:font-style-complex="normal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7pt" style:font-size-asian="7pt" style:font-size-complex="7pt"/>
    </style:style>
    <style:style style:name="T22" style:family="text">
      <style:text-properties fo:color="#000000"/>
    </style:style>
    <style:style style:name="T23" style:family="text">
      <style:text-properties fo:color="#ff3333" style:text-underline-style="solid" style:text-underline-width="auto" style:text-underline-color="font-color"/>
    </style:style>
    <style:style style:name="T24" style:family="text">
      <style:text-properties fo:color="#336600"/>
    </style:style>
  </office:automatic-styles>
  <office:body>
    <office:spreadsheet>
      <table:table table:name="ORION" table:style-name="ta1"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5"/>
        <table:table-column table:style-name="co5" table:default-cell-style-name="ce33"/>
        <table:table-column table:style-name="co6" table:default-cell-style-name="ce33"/>
        <table:table-column table:style-name="co7" table:number-columns-repeated="1018" table:default-cell-style-name="ce33"/>
        <table:table-row table:style-name="ro1">
          <table:table-cell table:style-name="ce29" office:value-type="string" calcext:value-type="string">
            <text:p>★ ORION ★</text:p>
          </table:table-cell>
          <table:table-cell table:style-name="ce34" office:value-type="string" calcext:value-type="string">
            <text:p>Version : 1.04</text:p>
          </table:table-cell>
          <table:table-cell table:style-name="ce34" office:value-type="string" calcext:value-type="string">
            <text:p>Orion™</text:p>
          </table:table-cell>
          <table:table-cell table:style-name="ce34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34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34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34" table:number-columns-repeated="1018"/>
        </table:table-row>
        <table:table-row table:style-name="ro2">
          <table:table-cell table:style-name="ce30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34" table:number-columns-repeated="1023"/>
        </table:table-row>
        <table:table-row table:style-name="ro3">
          <table:table-cell table:style-name="ce31" table:number-columns-repeated="1024"/>
        </table:table-row>
        <table:table-row table:style-name="ro1">
          <table:table-cell table:style-name="ce32" office:value-type="string" calcext:value-type="string">
            <text:p>ATTRIBUTES</text:p>
          </table:table-cell>
          <table:table-cell table:style-name="ce32" office:value-type="string" calcext:value-type="string">
            <text:p>DESCRIPTIONS</text:p>
          </table:table-cell>
          <table:table-cell table:style-name="ce32" office:value-type="string" calcext:value-type="string">
            <text:p>EXAMPLES</text:p>
          </table:table-cell>
          <table:table-cell table:style-name="ce36" office:value-type="string" calcext:value-type="string">
            <text:p>NOTES</text:p>
          </table:table-cell>
          <table:table-cell table:style-name="ce32" table:number-columns-repeated="1020"/>
        </table:table-row>
        <table:table-row table:style-name="ro4">
          <table:table-cell office:value-type="string" calcext:value-type="string">
            <text:p>Hotsauce On Hit</text:p>
            <text:p/>
            <text:p>''hotsauce on hit''</text:p>
          </table:table-cell>
          <table:table-cell office:value-type="string" calcext:value-type="string">
            <text:p>On Hit : Applies Hotsauce on the victim for 'x' seconds.</text:p>
            <text:p/>
            <text:p>1) Duration</text:p>
            <text:p>2) Type</text:p>
            <text:p>[ 1 = MILK | 2 = JARATE | 3 = BLEED | 4 = 1+2 | 5 = 1+3 | 6 = 2+3 | 7 = 1+2+3 ]</text:p>
          </table:table-cell>
          <table:table-cell office:value-type="string" calcext:value-type="string">
            <text:p>''hotsauce on hit''    ''5 7''</text:p>
            <text:p/>
            <text:p>On Hit : Applies Milk, Jarate and make the victim bleed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otsauce On Crit</text:p>
            <text:p/>
            <text:p>''hotsauce on crit''</text:p>
            <text:p/>
            <text:p><text:span text:style-name="T10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tun On Hit</text:p>
            <text:p/>
            <text:p>''stun on hit''</text:p>
          </table:table-cell>
          <table:table-cell office:value-type="string" calcext:value-type="string">
            <text:p>On Hit : Stuns the victim for 'x' seconds.</text:p>
            <text:p>You can disable the stunlock, if it is,</text:p>
            <text:p>The victim cannot be stunned for double the duration amount.</text:p>
            <text:p/>
            <text:p>1) Duration</text:p>
            <text:p>2) Disable stunlock</text:p>
            <text:p>[ 0 = NO | 1 = YES ]</text:p>
          </table:table-cell>
          <table:table-cell office:value-type="string" calcext:value-type="string">
            <text:p>''stun on hit''    ''1 1''</text:p>
            <text:p/>
            <text:p>On Hit : Stuns the victim for 1 second.</text:p>
            <text:p>Stunlock disabled ; the victim cannot be stunned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tun On Crit</text:p>
            <text:p/>
            <text:p>''stun on hitcrit''</text:p>
            <text:p/>
            <text:p><text:span text:style-name="T10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Enemy Health To Damage</text:p>
            <text:p/>
            <text:p>''enemy hp to dmg''</text:p>
          </table:table-cell>
          <table:table-cell office:value-type="string" calcext:value-type="string">
            <text:p>Does bonus damage based on the enemy current health.</text:p>
            <text:p/>
            <text:p>1) Multiplier</text:p>
          </table:table-cell>
          <table:table-cell office:value-type="string" calcext:value-type="string">
            <text:p>''enemy hp to dmg''    ''0.25''</text:p>
            <text:p/>
            <text:p>25 % of the enemy's current health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lth To Damage</text:p>
            <text:p/>
            <text:p>''hp to dmg''</text:p>
            <text:p/>
            <text:p><text:span text:style-name="T10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ximum Enemy Health To Damage</text:p>
            <text:p/>
            <text:p>''max enemy hp to dmg''</text:p>
            <text:p/>
            <text:p><text:span text:style-name="T10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Uses maximum health instead of curren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ximum Health To Damage</text:p>
            <text:p/>
            <text:p>''max hp to dmg''</text:p>
            <text:p/>
            <text:p><text:span text:style-name="T10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Uses maximum health instead of curren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lth Lifesteal</text:p>
            <text:p/>
            <text:p>''health lifesteal''</text:p>
          </table:table-cell>
          <table:table-cell office:value-type="string" calcext:value-type="string">
            <text:p>Heals you based on your current health.</text:p>
            <text:p>Can modify your overheal.</text:p>
            <text:p/>
            <text:p>1) Multiplier</text:p>
            <text:p>2) Overheal</text:p>
          </table:table-cell>
          <table:table-cell office:value-type="string" calcext:value-type="string">
            <text:p>''health lifesteal''    ''0.2 1''</text:p>
            <text:p/>
            <text:p>20 % of your current health is converted as health.</text:p>
            <text:p>Overheal unchanged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nemy Health Lifesteal</text:p>
            <text:p/>
            <text:p>''enemy health lifesteal''</text:p>
            <text:p/>
            <text:p><text:span text:style-name="T10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ain Übercharge On Hit</text:p>
            <text:p/>
            <text:p>''drain uber''</text:p>
          </table:table-cell>
          <table:table-cell office:value-type="string" calcext:value-type="string">
            <text:p>On Hit : Drains the enemy medic's Übercharge.</text:p>
            <text:p>Drained Übercharged is given to you.</text:p>
            <text:p/>
            <text:p>1) Amount</text:p>
          </table:table-cell>
          <table:table-cell office:value-type="string" calcext:value-type="string">
            <text:p>''drain uber''    ''15''</text:p>
            <text:p/>
            <text:p>On Hit : Drains 15 % Übercharge from the enemy medic.</text:p>
          </table:table-cell>
          <table:table-cell office:value-type="string" calcext:value-type="string">
            <text:p>Cannot drain more than the enemy medic has.</text:p>
            <text:p>Cannot drain more than what you need to fill your Übercharge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rain Übercharge On Crit</text:p>
            <text:p/>
            <text:p>''drain uber crit''</text:p>
            <text:p/>
            <text:p><text:span text:style-name="T10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ssing Enemy Health To Damage</text:p>
            <text:p/>
            <text:p>''missing enemy hp to dmg''</text:p>
          </table:table-cell>
          <table:table-cell office:value-type="string" calcext:value-type="string">
            <text:p>Does bonus damage based on the enemy missing health.</text:p>
            <text:p/>
            <text:p>1) Multiplier</text:p>
          </table:table-cell>
          <table:table-cell office:value-type="string" calcext:value-type="string">
            <text:p>''missing enemy hp to dmg''    ''0.1''</text:p>
            <text:p/>
            <text:p>10 % of the enemy missing health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issing Enemy Health To Damage FLAMETHROWER</text:p>
            <text:p/>
            <text:p>''missing enemy hp to dmg FLAMETHROWER''</text:p>
            <text:p/>
            <text:p><text:span text:style-name="T10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Doesn't add damage but rather sets the damage to the multiplied resul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issing Health To Damage</text:p>
            <text:p/>
            <text:p>''missing hp to dmg''</text:p>
            <text:p/>
            <text:p><text:span text:style-name="T10">[ SAME AS ABOVE+1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issing Enemy Health Lifesteal</text:p>
            <text:p/>
            <text:p>''missing enemy hp lifesteal''</text:p>
          </table:table-cell>
          <table:table-cell office:value-type="string" calcext:value-type="string">
            <text:p>Heals you based on the victim missing health.</text:p>
            <text:p/>
            <text:p>1) Lifesteal</text:p>
            <text:p>2) Overheal</text:p>
          </table:table-cell>
          <table:table-cell office:value-type="string" calcext:value-type="string">
            <text:p>''missing enemy hp lifesteal''    ''0.5 1''</text:p>
            <text:p/>
            <text:p>Heals you based on 50 % of the victim missing health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Done Is Selfhurt</text:p>
            <text:p/>
            <text:p>''dmg done is selfhurt''</text:p>
          </table:table-cell>
          <table:table-cell office:value-type="string" calcext:value-type="string">
            <text:p>Damage done are dealt back to you.</text:p>
            <text:p/>
            <text:p>1) Multiplier</text:p>
          </table:table-cell>
          <table:table-cell office:value-type="string" calcext:value-type="string">
            <text:p>''dmg done is selfhurt''    ''0.5''</text:p>
            <text:p/>
            <text:p>50 % of damage done is also dealt to you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mage Bonus If Health Is Higher Than Threshold</text:p>
            <text:p/>
            <text:p>''dmg bonus if health higher than threshold''</text:p>
          </table:table-cell>
          <table:table-cell office:value-type="string" calcext:value-type="string">
            <text:p>Does bonus damage if your health is higher than the health threshold.</text:p>
            <text:p/>
            <text:p>1) Multiplier</text:p>
            <text:p>2) Threshold</text:p>
          </table:table-cell>
          <table:table-cell office:value-type="string" calcext:value-type="string">
            <text:p>''dmg bonus if health higher than threshold''    ''1.5 0.5''</text:p>
            <text:p/>
            <text:p>Does +50 % bonus damage if your health is higher than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If Health Is Lower Than Threshold</text:p>
            <text:p/>
            <text:p>''dmg bonus if health lower than threshold''</text:p>
            <text:p/>
            <text:p><text:span text:style-name="T10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If Enemy Health Is Higher Than Threshold</text:p>
            <text:p/>
            <text:p>''dmg bonus if enemy health higher than threshold''</text:p>
            <text:p/>
            <text:p><text:span text:style-name="T10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If Enemy Health Is Lower Than Threshold</text:p>
            <text:p/>
            <text:p>''dmg bonus if enemy health lower than threshold''</text:p>
            <text:p/>
            <text:p><text:span text:style-name="T10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Backstab Damage Modifier With A Stun</text:p>
            <text:p/>
            <text:p>''backstab damage modifier sub stun''</text:p>
          </table:table-cell>
          <table:table-cell office:value-type="string" calcext:value-type="string">
            <text:p>Modifies backstab damage and grants a special stun if enabled.</text:p>
            <text:p>The stun can prevent suicides and can be decreased for every backstab done.</text:p>
            <text:p/>
            <text:p>1) Multiplier</text:p>
            <text:p>2) Duration</text:p>
            <text:p>3) Security</text:p>
            <text:p>4) Block Suicide</text:p>
            <text:p>5) Disable Stunlock</text:p>
            <text:p>[ 0 = NO | 1 = YES ]<text:span text:style-name="T15"> </text:span><text:span text:style-name="T16">(3, 4, 5)</text:span></text:p>
          </table:table-cell>
          <table:table-cell office:value-type="string" calcext:value-type="string">
            <text:p>''backstab damage modifier sub stun''    ''0.1 0 0 0 0''</text:p>
            <text:p/>
            <text:p>Decreases backstab damage by -90 %<text:span text:style-name="T18"> and doesn't stun.</text:span></text:p>
            <text:p/>
            <text:p/>
            <text:p/>
            <text:p>''backstab damage modifier sub stun''    ''0.25 12 0 1 1''</text:p>
            <text:p/>
            <text:p>Decreases backstab damage by -75 %, stuns for 12 seconds and prevent</text:p>
            <text:p>Suicides.</text:p>
          </table:table-cell>
          <table:table-cell office:value-type="string" calcext:value-type="string">
            <text:p>The security divides the duration of the stun by 2 until it goes below 10 seconds.</text:p>
            <text:p/>
            <text:p>Eg : 15 s &gt; 10 s = BAD.</text:p>
            <text:p>15 / 2 = 7.5</text:p>
            <text:p/>
            <text:p>7.5 s &lt; 10 s = GOOD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Self Upon Attacking</text:p>
            <text:p/>
            <text:p>''damage self''</text:p>
          </table:table-cell>
          <table:table-cell office:value-type="string" calcext:value-type="string">
            <text:p>Upon Attacking : Hurts you for 'x' damage.</text:p>
            <text:p/>
            <text:p>1) Amount</text:p>
          </table:table-cell>
          <table:table-cell office:value-type="string" calcext:value-type="string">
            <text:p>''damage self''    ''50''</text:p>
            <text:p/>
            <text:p>Upon Attacking : Hurts you for 50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ombo</text:p>
            <text:p/>
            <text:p>''combo''</text:p>
          </table:table-cell>
          <table:table-cell office:value-type="string" calcext:value-type="string">
            <text:p>COMBO, Upon reaching the required amount of hit, the final hit will have its damage increased.</text:p>
            <text:p>It can also be a guaranteed critical hit.</text:p>
            <text:p/>
            <text:p>1) Amount</text:p>
            <text:p>2) Hits</text:p>
            <text:p>3) Critical Hit</text:p>
            <text:p>[ 0 = NO | 1 = YES ]</text:p>
          </table:table-cell>
          <table:table-cell office:value-type="string" calcext:value-type="string">
            <text:p>''combo''    ''125 3 1''</text:p>
            <text:p/>
            <text:p>Upon attacking an enemy 3 times, the third hit will have its damage increased</text:p>
            <text:p>By +125 and will also be a guaranteed critical hit.</text:p>
          </table:table-cell>
          <table:table-cell office:value-type="string" calcext:value-type="string">
            <text:p>No delay.</text:p>
            <text:p>No need to hit the same enemy over and over again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hance To Oneshot</text:p>
            <text:p/>
            <text:p>''chance to oneshot''</text:p>
          </table:table-cell>
          <table:table-cell office:value-type="string" calcext:value-type="string">
            <text:p>Has a chance to oneshot the victim.</text:p>
            <text:p/>
            <text:p>1) Chance</text:p>
          </table:table-cell>
          <table:table-cell office:value-type="string" calcext:value-type="string">
            <text:p>''chance to oneshot''    ''0.1''</text:p>
            <text:p/>
            <text:p>Has 10 % chance to oneshot the victim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nce To Ignite</text:p>
            <text:p/>
            <text:p>''chance to ignite''</text:p>
          </table:table-cell>
          <table:table-cell office:value-type="string" calcext:value-type="string">
            <text:p>Has a chance to ignite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ignite''    ''0.5 5''</text:p>
            <text:p/>
            <text:p>Has 50 % chance to ignite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ovement Speed To Damage</text:p>
            <text:p/>
            <text:p>''movespeed to dmg''</text:p>
          </table:table-cell>
          <table:table-cell office:value-type="string" calcext:value-type="string">
            <text:p>Deals bonus damage based on your current movement speed.</text:p>
            <text:p/>
            <text:p>1) Multiplier</text:p>
          </table:table-cell>
          <table:table-cell office:value-type="string" calcext:value-type="string">
            <text:p>''movespeed to dmg''    ''0.2''</text:p>
            <text:p/>
            <text:p>20 % of your current movement speed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amage Taken Damage Nearby Enemies On Death</text:p>
            <text:p/>
            <text:p>''dmg taken dmg nearby enemies on death''</text:p>
          </table:table-cell>
          <table:table-cell office:value-type="string" calcext:value-type="string">
            <text:p>On Hurt : Charges the ''Damage Charge''.</text:p>
            <text:p>On Death : Releases all damage in the ''Damage Charge'' in a 'x' radius.</text:p>
            <text:p/>
            <text:p>1) Multiplier</text:p>
            <text:p>2) Radius</text:p>
            <text:p>3) Passive Or Active</text:p>
            <text:p>4) Block Backstab</text:p>
            <text:p>[ 0 = NO | 1 = YES ]<text:span text:style-name="T15"> </text:span><text:span text:style-name="T16">(3, 4)</text:span></text:p>
          </table:table-cell>
          <table:table-cell office:value-type="string" calcext:value-type="string">
            <text:p>''dmg taken dmg nearby enemies on death''    ''0.05 1000 0 1''</text:p>
            <text:p/>
            <text:p>On Hurt : 5 % of damage taken charges the ''Damage Charge''.</text:p>
            <text:p>On Death : Releases all damage in the ''Damage Charge'' in a 1000 radius.</text:p>
            <text:p>Backstab damage aren't counted i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Metal Drain</text:p>
            <text:p/>
            <text:p>''metal drain''</text:p>
          </table:table-cell>
          <table:table-cell office:value-type="string" calcext:value-type="string">
            <text:p>Drains 'x' metal every 'x' seconds.</text:p>
            <text:p/>
            <text:p>1) Amount</text:p>
            <text:p>2) Interval</text:p>
            <text:p>3) Passive Or Active</text:p>
            <text:p>[ 0 = PASSIVE | 1 = ACTIVE ]</text:p>
          </table:table-cell>
          <table:table-cell office:value-type="string" calcext:value-type="string">
            <text:p>''metal drain''    ''-25 3 1''</text:p>
            <text:p/>
            <text:p>While Active : Drains -25 metals every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etal To Damage</text:p>
            <text:p/>
            <text:p>''metal to dmg''</text:p>
          </table:table-cell>
          <table:table-cell office:value-type="string" calcext:value-type="string">
            <text:p>Deals bonus damage based on your metal.</text:p>
            <text:p/>
            <text:p>1) Multiplier</text:p>
          </table:table-cell>
          <table:table-cell office:value-type="string" calcext:value-type="string">
            <text:p>''metal to dmg''    ''0.5''</text:p>
            <text:p/>
            <text:p>50 % of your metal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etal Per Shot</text:p>
            <text:p/>
            <text:p>''metal per shot''</text:p>
          </table:table-cell>
          <table:table-cell office:value-type="string" calcext:value-type="string">
            <text:p>Upon Attacking : Removes 'x' metals.</text:p>
            <text:p/>
            <text:p>1) Amount</text:p>
          </table:table-cell>
          <table:table-cell office:value-type="string" calcext:value-type="string">
            <text:p>''metal per shot''    ''-50''</text:p>
            <text:p/>
            <text:p>Upon Attacking : Removes -50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al On Hit</text:p>
            <text:p/>
            <text:p>''metal on hit''</text:p>
            <text:p/>
          </table:table-cell>
          <table:table-cell office:value-type="string" calcext:value-type="string">
            <text:p>On Hit : Adds 'x' metals.</text:p>
            <text:p/>
            <text:p>1) Amount</text:p>
          </table:table-cell>
          <table:table-cell office:value-type="string" calcext:value-type="string">
            <text:p>''metal on hit''    ''25''</text:p>
            <text:p/>
            <text:p>On Hit : Adds 25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etal On Hit Damage</text:p>
            <text:p/>
            <text:p>''metal on hit damage''</text:p>
            <text:p/>
            <text:p><text:span text:style-name="T10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Works the same but, it's based on damage dealt instead.</text:p>
            <text:p>It's also a multplier, not a set amount.</text:p>
            <text:p/>
            <text:p><text:span text:style-name="T21">Am I lazy ? Yes, of course I am.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When Metal Runs Out</text:p>
            <text:p/>
            <text:p>''dmg when metal runs out''</text:p>
          </table:table-cell>
          <table:table-cell office:value-type="string" calcext:value-type="string">
            <text:p>Deals bonus damage when you run out of metal.</text:p>
            <text:p/>
            <text:p>1) Multiplier</text:p>
          </table:table-cell>
          <table:table-cell office:value-type="string" calcext:value-type="string">
            <text:p>''dmg when metal runs out''    ''2''</text:p>
            <text:p/>
            <text:p>Deals +100 % damage bonus when you run out of metal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Kill Will Gib</text:p>
            <text:p/>
            <text:p>''kill will gib''</text:p>
          </table:table-cell>
          <table:table-cell table:style-name="ce35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pawn Skeleton On Kill</text:p>
            <text:p/>
            <text:p>''spawn skeleton on kill''</text:p>
          </table:table-cell>
          <table:table-cell office:value-type="string" calcext:value-type="string">
            <text:p>On Kill : Spawns a skeleton at the victim death location.</text:p>
            <text:p>Has a chance to spawn a Boss instead.</text:p>
            <text:p/>
            <text:p>1) Duration</text:p>
            <text:p>2) Boss</text:p>
            <text:p>[ 0 = NO BOSS | 1 = HHH | 2 = SKELETON KING | 3 = MONOCULUS ]</text:p>
            <text:p>3) Boss Chance</text:p>
          </table:table-cell>
          <table:table-cell office:value-type="string" calcext:value-type="string">
            <text:p>''spawn skeleton on kill''    ''5 2 0.1''</text:p>
            <text:p/>
            <text:p>On Kill : Spawns a skeleton at the victim death location.</text:p>
            <text:p>Has 10 % chance to spawn a Skeleton King instead.</text:p>
          </table:table-cell>
          <table:table-cell office:value-type="string" calcext:value-type="string">
            <text:p>Monoculus can only be spawned if the victim was a DEMOMAN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erserker Near Death</text:p>
            <text:p/>
            <text:p>''berserker near death''</text:p>
          </table:table-cell>
          <table:table-cell office:value-type="string" calcext:value-type="string">
            <text:p>When your health goes below the health threshold, you'll become Übercharged,</text:p>
            <text:p>gain 100 % Critical Hit and a speed boost for 'x' seconds.</text:p>
            <text:p>At the end of the duration, you will die.</text:p>
            <text:p>You won't die if your health goes above 150 % of your max health or if you touch a ressuply.</text:p>
            <text:p/>
            <text:p>1) Threshold</text:p>
            <text:p>2) Duration</text:p>
          </table:table-cell>
          <table:table-cell office:value-type="string" calcext:value-type="string">
            <text:p>''berserker near death''    ''0.25 10''</text:p>
            <text:p/>
            <text:p>When your health goes below 25 % health, you'll become Übercharged,</text:p>
            <text:p>Gain 100 % Critical Hit and a speed boost for 10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ow Berserker Near Death</text:p>
            <text:p/>
            <text:p>''low berserker near death''</text:p>
            <text:p/>
            <text:p><text:span text:style-name="T10">[ SAME AS ABOVE ]</text:span></text:p>
          </table:table-cell>
          <table:table-cell office:value-type="string" calcext:value-type="string">
            <text:p><text:span text:style-name="T10">Mini-crits, +35 % damage resistance, 35 % lifesteal and speed boost.</text:span></text:p>
            <text:p/>
            <text:p><text:span text:style-name="T10">3) Kill</text:span></text:p>
            <text:p><text:span text:style-name="T10">[ 0 = NO | 1 = YES ]</text:span></text:p>
          </table:table-cell>
          <table:table-cell office:value-type="string" calcext:value-type="string">
            <text:p><text:span text:style-name="T10">''low berserker near death''    ''0.25 10 0''</text:span></text:p>
            <text:p/>
            <text:p><text:span text:style-name="T10">Won't die.</text:span></text:p>
          </table:table-cell>
          <table:table-cell office:value-type="string" calcext:value-type="string">
            <text:p>Basically, the same as above with another value and different buffs.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Psycho Rampage</text:p>
            <text:p/>
            <text:p>''psycho rampage''</text:p>
          </table:table-cell>
          <table:table-cell office:value-type="string" calcext:value-type="string">
            <text:p>On Hit : Damages charge the ''Psycho Rampage'' charge.</text:p>
            <text:p>Upon activating the Psycho Rampage, you'll gain damage resistance bonus, damage bonus and health regen.</text:p>
            <text:p/>
            <text:p>1) Damage Resistance</text:p>
            <text:p>2) Damage Bonus</text:p>
            <text:p>3) Duration</text:p>
            <text:p>4) Health Regen</text:p>
            <text:p>[ 0 = Instantly refill 100 % health ]</text:p>
            <text:p>5) Melee</text:p>
            <text:p>[ 0 = NO | 1 = YES ]</text:p>
          </table:table-cell>
          <table:table-cell office:value-type="string" calcext:value-type="string">
            <text:p>''psycho rampage''    ''0.5 2 25 1 1''</text:p>
            <text:p/>
            <text:p>Taunt OR Alt-Fire to Activate.</text:p>
            <text:p>Grants +50 % damage resistance bonus, +100 % damage bonus, health regen</text:p>
            <text:p>And strip to melee for 25 seconds.</text:p>
          </table:table-cell>
          <table:table-cell office:value-type="string" calcext:value-type="string">
            <text:p>To charge the ''Psycho Rampage'' charge, you need to do damage.</text:p>
            <text:p>The amount of charge added to it is based on your health.</text:p>
            <text:p/>
            <text:p>HEALTH    |    DAMAGE</text:p>
            <text:p>100 %        |           20 %</text:p>
            <text:p>80 %          |           60 %</text:p>
            <text:p>60 %          |          100 %</text:p>
            <text:p>40 %          |          140 %</text:p>
            <text:p>20 %          |          180 %</text:p>
            <text:p>1 %            |          218 %</text:p>
            <text:p/>
            <text:p>The health regen is based on your missing health.</text:p>
            <text:p>The more health you have, the less regen, and vice versa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Heat Increases Fire Rate</text:p>
            <text:p/>
            <text:p>''heat increases fire rate''</text:p>
          </table:table-cell>
          <table:table-cell office:value-type="string" calcext:value-type="string">
            <text:p>Upon Attacking : Increases the weapon fire rate by 'x' % every 'x' seconds.</text:p>
            <text:p><text:span text:style-name="T18">(also work when the minigun is spun up)</text:span></text:p>
            <text:p/>
            <text:p><text:span text:style-name="T19">1) Interval</text:span></text:p>
            <text:p><text:span text:style-name="T19">2) Amount</text:span></text:p>
            <text:p><text:span text:style-name="T19">3) Maximum</text:span></text:p>
            <text:p><text:span text:style-name="T19">4) OLD ATTACK SPEED</text:span></text:p>
          </table:table-cell>
          <table:table-cell office:value-type="string" calcext:value-type="string">
            <text:p>''heat increases fire rate''    ''0.5 0.05 20 1''</text:p>
            <text:p/>
            <text:p>Upon Attacking : Increases the weapon fire rate by 5 % every 0.5 second up to a maximum 100 %.</text:p>
            <text:p/>
          </table:table-cell>
          <table:table-cell office:value-type="string" calcext:value-type="string">
            <text:p>Reloading or not having ammo resets the attack speed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emove Bleeding</text:p>
            <text:p/>
            <text:p>''remove bleeding''</text:p>
          </table:table-cell>
          <table:table-cell table:style-name="ce35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Übercharge On Hit</text:p>
            <text:p/>
            <text:p>''uber on hit''</text:p>
            <text:p/>
            <text:p><text:span text:style-name="T10">[ WORKS EXACTLY LIKE ''add uber charge on hit'',</text:span></text:p>
            <text:p><text:span text:style-name="T10">BUT, THIS ONE DOESN'T GO BELOW 0 %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Taken While Invisible</text:p>
            <text:p/>
            <text:p>''dmg taken while invis''</text:p>
          </table:table-cell>
          <table:table-cell office:value-type="string" calcext:value-type="string">
            <text:p>While Invisible : (In)Decreases damage taken by 'x' %.</text:p>
            <text:p/>
            <text:p>1) Multiplier</text:p>
          </table:table-cell>
          <table:table-cell office:value-type="string" calcext:value-type="string">
            <text:p>''dmg taken while invis''    ''0.1''</text:p>
            <text:p/>
            <text:p>While Invisible : Decreased damage taken by -9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Homing Projectiles</text:p>
            <text:p/>
            <text:p>''homproj''</text:p>
          </table:table-cell>
          <table:table-cell office:value-type="string" calcext:value-type="string">
            <text:p>Allows certains projectiles to be homing, making them following your enemies.</text:p>
            <text:p>Projectiles only aim enemies in their detection radius.</text:p>
            <text:p>There is mode for specific type of homing.</text:p>
            <text:p>And there is also a SOFT and OP homing.</text:p>
            <text:p/>
            <text:p>1) Radius</text:p>
            <text:p>2) Mode</text:p>
            <text:p>[ 0 = NORMAL | 1 = HEATSEEKING | 2 = AIRBORNE | 3 = WATER | 4 = 1+3 | 5 = 2+3 ]</text:p>
            <text:p>3) Type</text:p>
            <text:p>[ 0 = SOFT | 1 = OP ]</text:p>
          </table:table-cell>
          <table:table-cell office:value-type="string" calcext:value-type="string">
            <text:p>''homproj''    ''750 0 0''</text:p>
            <text:p/>
            <text:p>Only detects enemies in a 750 radius around the projectile.</text:p>
            <text:p>Acts as a normal homing and uses the SOFT homing type.</text:p>
            <text:p/>
            <text:p/>
            <text:p/>
            <text:p>''homproj''    ''250 2 1''</text:p>
            <text:p/>
            <text:p>Only detects enemies in a 250 radius around the projectile.</text:p>
            <text:p>Only follows airborne targets and uses the OP homing type.</text:p>
          </table:table-cell>
          <table:table-cell office:value-type="string" calcext:value-type="string">
            <text:p>Heatseeking only follows burning players.</text:p>
            <text:p>Airborne only follows airborne players.</text:p>
            <text:p>Water only follows players under water.</text:p>
            <text:p/>
            <text:p>SOFT = Can miss, turn in an arc form.</text:p>
            <text:p>OP = Cannot miss, instantly turns to the player position.</text:p>
            <text:p/>
            <text:p>Cannot dodge walls or obstacles.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ragmentation Grenade</text:p>
            <text:p/>
            <text:p>''frag grenade attr''</text:p>
          </table:table-cell>
          <table:table-cell office:value-type="string" calcext:value-type="string">
            <text:p>Upon Exploding : Releases 'x' mini-grenades which each deal 'x' damage in a 'x' radius.</text:p>
            <text:p>Can be set to only explode on surface.</text:p>
            <text:p/>
            <text:p>1) Amount</text:p>
            <text:p>2) Damage</text:p>
            <text:p>3) Radius</text:p>
            <text:p>4) Mode</text:p>
            <text:p>[ 0 = ANYWHERE | 1 = ON SURFACE | 2 = ROCKET ONLY ]</text:p>
          </table:table-cell>
          <table:table-cell office:value-type="string" calcext:value-type="string">
            <text:p>''frag grenade attr''    ''5 50 200 0''</text:p>
            <text:p/>
            <text:p>Upon Exploding : Releases 5 mini-grenades which each deal 50 damage in a 200 radius.</text:p>
            <text:p>Can be released anywher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ite At Close Range</text:p>
            <text:p/>
            <text:p>''ignite at CLOSE RANGE''</text:p>
          </table:table-cell>
          <table:table-cell office:value-type="string" calcext:value-type="string">
            <text:p>While In Range : Ignite the player for 'x' seconds.</text:p>
            <text:p/>
            <text:p>1) Duration</text:p>
            <text:p>2) Range</text:p>
          </table:table-cell>
          <table:table-cell office:value-type="string" calcext:value-type="string">
            <text:p>''ignite at CLOSE RANGE''    ''400 3''</text:p>
            <text:p/>
            <text:p>While In 400 Range : Ignites the victim for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Attack Speed On Kill</text:p>
            <text:p/>
            <text:p>''fire rate bonus on kill''</text:p>
          </table:table-cell>
          <table:table-cell office:value-type="string" calcext:value-type="string">
            <text:p>On Kill : Gain attack speed bonus.</text:p>
            <text:p>On Death : Lose up to 'x' % of all your stacks.</text:p>
            <text:p/>
            <text:p>1) Amount</text:p>
            <text:p>2) Maximum</text:p>
            <text:p>3) Removal</text:p>
            <text:p>4) OLD ATTACK SPEED</text:p>
          </table:table-cell>
          <table:table-cell office:value-type="string" calcext:value-type="string">
            <text:p>''fire rate bonus on kill''    ''0.15 5 0.5 1''</text:p>
            <text:p/>
            <text:p>On Kill : Gain +15 % attack speed up to a maximum of +75 %.</text:p>
            <text:p>On Death : Lose up to 50 % of all your stacks.</text:p>
          </table:table-cell>
          <table:table-cell office:value-type="string" calcext:value-type="string">
            <text:p>Removal : Inverted percentage.</text:p>
            <text:p>0.7 = -30 %</text:p>
            <text:p>0.5 = -50 %</text:p>
            <text:p>0.3 = -70 %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Resistance While Charging DEMOMAN</text:p>
            <text:p/>
            <text:p>''damage res while charging DEMO''</text:p>
          </table:table-cell>
          <table:table-cell office:value-type="string" calcext:value-type="string">
            <text:p>While Charging : Gain +75 % damage resistance.</text:p>
          </table:table-cell>
          <table:table-cell office:value-type="string" calcext:value-type="string">
            <text:p>''damage res while charging DEMO''    ''1''</text:p>
            <text:p/>
            <text:p>While Charging : Gain +75 % damage resistance.</text:p>
          </table:table-cell>
          <table:table-cell office:value-type="string" calcext:value-type="string">
            <text:p>Places the Mmmmph defense buff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rge Only On Health TRESHOLD DEMOMAN</text:p>
            <text:p/>
            <text:p>''charge only on hp threshold DEMO''</text:p>
          </table:table-cell>
          <table:table-cell office:value-type="string" calcext:value-type="string">
            <text:p>Can only charge when your health is below or above the health threshold.</text:p>
            <text:p/>
            <text:p>1) Threshold</text:p>
            <text:p>2) Mode</text:p>
            <text:p>[ 0 = BELOW | 1 = ABOVE ]</text:p>
          </table:table-cell>
          <table:table-cell office:value-type="string" calcext:value-type="string">
            <text:p>''charge only on hp threshold DEMO''    ''0.5 0''</text:p>
            <text:p/>
            <text:p>Can only charge when your health is below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 Invisible Players</text:p>
            <text:p/>
            <text:p>''crit vs invisible players''</text:p>
          </table:table-cell>
          <table:table-cell office:value-type="string" calcext:value-type="string">
            <text:p>Always critical hit against invisible players.</text:p>
          </table:table-cell>
          <table:table-cell office:value-type="string" calcext:value-type="string">
            <text:p>''crit vs invisible players''    ''1''</text:p>
            <text:p/>
            <text:p>Always critical hit against invisibl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rk Victim Damage</text:p>
            <text:p/>
            <text:p>''mark victim dmg''</text:p>
          </table:table-cell>
          <table:table-cell office:value-type="string" calcext:value-type="string">
            <text:p>On Hit : Marks the victim for 'x' seconds.</text:p>
            <text:p>Marked victims deal 'x' % damage to YOU.</text:p>
            <text:p>Damage reduction can be stacked up to 'x' times, decreasing the victim's damage by 'x' %.</text:p>
            <text:p/>
            <text:p>1) Multiplier</text:p>
            <text:p>2) Duration</text:p>
            <text:p>3) Maximum Stack</text:p>
            <text:p>4) Maximum Victim</text:p>
          </table:table-cell>
          <table:table-cell office:value-type="string" calcext:value-type="string">
            <text:p>''mark victim dmg''    ''0.2 10 4 2''</text:p>
            <text:p/>
            <text:p>On Hit : Marks the victim for 10 seconds.</text:p>
            <text:p>Marked victims deal -20 % to YOU.</text:p>
            <text:p>Damage reduction can be stacked up to 4 times, decreasing the victim's damage by -80 %.</text:p>
          </table:table-cell>
          <table:table-cell office:value-type="string" calcext:value-type="string">
            <text:p>Use negative values to increasing damage taken from the marked victim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Bonus Vs. Sappers</text:p>
            <text:p/>
            <text:p>''dmg bonus vs sappers''</text:p>
          </table:table-cell>
          <table:table-cell office:value-type="string" calcext:value-type="string">
            <text:p>Does damage bonus against sappers.</text:p>
            <text:p/>
            <text:p>1) Multiplier</text:p>
          </table:table-cell>
          <table:table-cell office:value-type="string" calcext:value-type="string">
            <text:p>''dmg bonus vs sappers''    ''2''</text:p>
            <text:p/>
            <text:p>Does +100 % damage bonus against sapp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Vs. Airborne Players</text:p>
            <text:p/>
            <text:p>''dmg bonus vs airborne player''</text:p>
            <text:p/>
            <text:p><text:span text:style-name="T10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But instead of sappers, it's airborne players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. Airborne Players</text:p>
            <text:p/>
            <text:p>''crit vs airborne players''</text:p>
          </table:table-cell>
          <table:table-cell office:value-type="string" calcext:value-type="string">
            <text:p>Always critical hit against airborne players.</text:p>
          </table:table-cell>
          <table:table-cell office:value-type="string" calcext:value-type="string">
            <text:p>''crit vs airborne players''    ''1''</text:p>
            <text:p/>
            <text:p>Always critical hit against airborn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ritical Hit Vs. Scared Players</text:p>
            <text:p/>
            <text:p>''crit vs scared players''</text:p>
            <text:p/>
            <text:p><text:span text:style-name="T10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py Condition Remover</text:p>
            <text:p/>
            <text:p>''spy cond remover''</text:p>
          </table:table-cell>
          <table:table-cell office:value-type="string" calcext:value-type="string">
            <text:p>Removes 'Condition' from every enemy spies in a 'x' radius.</text:p>
            <text:p/>
            <text:p>1) Radius</text:p>
            <text:p>2) Type</text:p>
            <text:p>[ 1 = CLOAK | 2 = DISGUISE | 3 = 1+2 ]</text:p>
            <text:p>3) Passive Or Active</text:p>
            <text:p>[ 0 = PASSIVE | 1 = ACTIVE ]</text:p>
          </table:table-cell>
          <table:table-cell office:value-type="string" calcext:value-type="string">
            <text:p> ''spy cond remover''    ''500 2 0''</text:p>
            <text:p/>
            <text:p>Removes disguisement from every enemy spies in a 500 radiu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eed At CLOSE RANGE</text:p>
            <text:p/>
            <text:p>''bleed at CLOSE RANGE''</text:p>
          </table:table-cell>
          <table:table-cell office:value-type="string" calcext:value-type="string">
            <text:p>On Hit While In Range : Makes the victim bleed for 'x' seconds.</text:p>
            <text:p/>
            <text:p>1) Duration</text:p>
            <text:p>2) Range</text:p>
          </table:table-cell>
          <table:table-cell office:value-type="string" calcext:value-type="string">
            <text:p>''bleed at CLOSE RANGE''    ''5 500''</text:p>
            <text:p/>
            <text:p>On Hit While In 500 Range : Makes the victim bleed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Banner Extender</text:p>
            <text:p/>
            <text:p>''buff_item extender''</text:p>
          </table:table-cell>
          <table:table-cell office:value-type="string" calcext:value-type="string">
            <text:p>Based on the mode chosen, your banner will either grants another buff(s) or increases the actual one.</text:p>
            <text:p/>
            <text:p>1) Buff ID</text:p>
            <text:p>2) Buff ID</text:p>
            <text:p>3) Buff ID</text:p>
            <text:p>4) Buff ID</text:p>
            <text:p>5) Radius</text:p>
            <text:p>6) Mode</text:p>
            <text:p>[ 1 = ADD | 2 = EXTEND ]</text:p>
            <text:p><text:span text:style-name="T10">READ NOTES.</text:span></text:p>
          </table:table-cell>
          <table:table-cell office:value-type="string" calcext:value-type="string">
            <text:p>''buff_item extender''    ''11 5 0 0 1 1''</text:p>
            <text:p/>
            <text:p>While Banner Is Active : Gives guaranteed critical hit and Übercharge for the duration in a 450 radius.</text:p>
            <text:p/>
            <text:p/>
            <text:p/>
            <text:p>''buff_item extender''    ''2 0 0 0 2 2''</text:p>
            <text:p/>
            <text:p>While Banner Is Active : Increases the battalion backup buff radius by +100 %.</text:p>
          </table:table-cell>
          <table:table-cell office:value-type="string" calcext:value-type="string">
            <text:p>If the mode used is EXTENDED (2), the FIRST ID will be used to apply buff to your allies</text:p>
            <text:p>1 = BUFF BANNER</text:p>
            <text:p>2 = BATTALLION BACKUP</text:p>
            <text:p>3 = CONCHEROR</text:p>
            <text:p/>
            <text:p>This is avoid a nasty conflict between other buff banner players.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Miss Decreases Fire Rate</text:p>
            <text:p/>
            <text:p>''miss decreases fire rate''</text:p>
          </table:table-cell>
          <table:table-cell office:value-type="string" calcext:value-type="string">
            <text:p>On Miss : Decreases fire rate by 'x' % up to a maximum of 'x'.</text:p>
            <text:p/>
            <text:p>1) Amount</text:p>
            <text:p>2) Maximum</text:p>
            <text:p>3) OLD ATTACK SPEED</text:p>
          </table:table-cell>
          <table:table-cell office:value-type="string" calcext:value-type="string">
            <text:p>''miss decreases fire rate''    ''0.1 10 1''</text:p>
            <text:p/>
            <text:p>On Miss : Decreases fire rate by -10 % up to a maximum of -100 %.</text:p>
          </table:table-cell>
          <table:table-cell office:value-type="string" calcext:value-type="string">
            <text:p>Miss is true when :</text:p>
            <text:p>- No damage done.</text:p>
            <text:p>- Attacking ANYTHING else other than a PLAYER.</text:p>
            <text:p>- Hitting a wall.</text:p>
            <text:p/>
            <text:p>I might allow it to hit buildings one day, but this is not this day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ni-Critical Hit Vs. Invisible Players</text:p>
            <text:p/>
            <text:p>''minicrit vs invisible players''</text:p>
          </table:table-cell>
          <table:table-cell office:value-type="string" calcext:value-type="string">
            <text:p>Always mini-critical hit against invisible players.</text:p>
          </table:table-cell>
          <table:table-cell office:value-type="string" calcext:value-type="string">
            <text:p>''minicrit vs invisible players''    ''1''</text:p>
            <text:p/>
            <text:p>Always mini-critical hit against invisibl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ni-Critical Hit Vs. Burning Players at CLOSE RANGE</text:p>
            <text:p/>
            <text:p>''minicrit vs burning players CLOSERANGE''</text:p>
          </table:table-cell>
          <table:table-cell office:value-type="string" calcext:value-type="string">
            <text:p>While in Range : Always mini-critical hit against burning players.</text:p>
            <text:p/>
            <text:p>1) Range</text:p>
          </table:table-cell>
          <table:table-cell office:value-type="string" calcext:value-type="string">
            <text:p>''minicrit vs burning players CLOSERANGE''    ''500''</text:p>
            <text:p/>
            <text:p>While in 500 Range : Always mini-critical hit against burning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ritical Hit Vs. Burning Players at CLOSE RANGE</text:p>
            <text:p/>
            <text:p>''crit vs burning players CLOSERANGE''</text:p>
            <text:p/>
            <text:p><text:span text:style-name="T10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Damage Class</text:p>
            <text:p/>
            <text:p>''dmg class''</text:p>
          </table:table-cell>
          <table:table-cell office:value-type="string" calcext:value-type="string">
            <text:p>Does damage bonus against  'Class'.</text:p>
            <text:p/>
            <text:p>1) Scout Multiplier</text:p>
            <text:p>2) Soldier Multiplier</text:p>
            <text:p>3) Pyro Multiplier</text:p>
            <text:p>4) Demoman Multiplier</text:p>
            <text:p>5) Heavy Multiplier</text:p>
            <text:p>6) Engineer Multiplier</text:p>
            <text:p>7) Medic Multiplier</text:p>
            <text:p>8) Sniper Multiplier</text:p>
            <text:p>9) Spy Multiplier</text:p>
            <text:p/>
          </table:table-cell>
          <table:table-cell office:value-type="string" calcext:value-type="string">
            <text:p>''dmg class''    ''1 1 1 0.5 0.34 0.1 2 3 4''</text:p>
            <text:p/>
            <text:p>Does +100 % damage bonus against Medics, +200 % against Snipers and +300 % against Spies.</text:p>
            <text:p>Does -50 % damage penalty against Demomen, -67 % against Heavies and -90 % against Engine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Infinite Afterburn</text:p>
            <text:p/>
            <text:p>''infinite afterburn''</text:p>
          </table:table-cell>
          <table:table-cell office:value-type="string" calcext:value-type="string">
            <text:p>On Hit: target is engulfed in eternal flames for 'x' seconds.</text:p>
            <text:p/>
            <text:p>1) Duration</text:p>
            <text:p>2) Removed by Ressuply</text:p>
            <text:p>[ 0 = NO | 1 = YES ]</text:p>
          </table:table-cell>
          <table:table-cell office:value-type="string" calcext:value-type="string">
            <text:p>''infinite afterburn''    ''20 0''</text:p>
            <text:p/>
            <text:p>On Hit: target is engulfed in eternal flames for 20 seconds.</text:p>
            <text:p>Not removed by anything.</text:p>
          </table:table-cell>
          <table:table-cell office:value-type="string" calcext:value-type="string">
            <text:p>Infinite afterburn allows flames to not be removed by anything. (but ressuply when on)</text:p>
            <text:p>The player cannot burn in water, but will be set into flame when he get out of it.</text:p>
            <text:p>I am just avoiding earrapes here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Kick-Ban On Kill-Hit</text:p>
            <text:p/>
            <text:p>''kickban on killhit''</text:p>
          </table:table-cell>
          <table:table-cell office:value-type="string" calcext:value-type="string">
            <text:p>On Kill / Hit : Bans / Kicks the player from the server for 'x' seconds.</text:p>
            <text:p/>
            <text:p>1) Duration</text:p>
            <text:p>2) Hit Or Kill</text:p>
            <text:p>[ 1 = HIT | 2 = KILL ]</text:p>
            <text:p>3) Kick Or Ban</text:p>
            <text:p>[ 1 = KICK | 2 = BAN ]</text:p>
          </table:table-cell>
          <table:table-cell office:value-type="string" calcext:value-type="string">
            <text:p>''kickban on killhit''    ''9001 2 2''</text:p>
            <text:p/>
            <text:p>On Kill : Bans the player for 9001 seconds.</text:p>
          </table:table-cell>
          <table:table-cell office:value-type="string" calcext:value-type="string">
            <text:p>Your ass just got kicked by the mighty power of a custom weapon !</text:p>
            <text:p>Your ass just got banned by the mighty power of a custom weapon 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nnot Be Stunned</text:p>
            <text:p/>
            <text:p>''cannot be stunned''</text:p>
          </table:table-cell>
          <table:table-cell office:value-type="string" calcext:value-type="string">
            <text:p>Cannot be stunned by 'Stun'</text:p>
            <text:p/>
            <text:p>1) Type</text:p>
            <text:p>[ 1 = STUN | 2 = SCARE | 3 = 1+2 ]</text:p>
          </table:table-cell>
          <table:table-cell office:value-type="string" calcext:value-type="string">
            <text:p>''cannot be stunned''    ''3''</text:p>
            <text:p/>
            <text:p>Cannot be stunne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sable Übercharge</text:p>
            <text:p/>
            <text:p>''disable ubercharge''</text:p>
          </table:table-cell>
          <table:table-cell office:value-type="string" calcext:value-type="string">
            <text:p>Disable Übercharge.</text:p>
            <text:p>Your Übercharge CAN be charged but WON'T EVER reach 100 %.</text:p>
          </table:table-cell>
          <table:table-cell office:value-type="string" calcext:value-type="string">
            <text:p>''disable ubercharge''    ''1''</text:p>
            <text:p/>
            <text:p>Disable Über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Damage Taken From Backstab Reduced</text:p>
            <text:p/>
            <text:p>''dmg taken from backstab reduced''</text:p>
          </table:table-cell>
          <table:table-cell office:value-type="string" calcext:value-type="string">
            <text:p>Damage taken from backstab reduced by 'x' %.</text:p>
            <text:p>Based on Current OR Maximum health.</text:p>
            <text:p/>
            <text:p>1) Multiplier</text:p>
            <text:p>2) Current Or Maximum</text:p>
            <text:p>[ 1 = CURRENT | 2 = MAXIMUM ]</text:p>
          </table:table-cell>
          <table:table-cell office:value-type="string" calcext:value-type="string">
            <text:p>''dmg taken from backstab reduced''    ''0.1 2''</text:p>
            <text:p/>
            <text:p>Decreases damage taken from backstab by -90 %.</text:p>
            <text:p>Uses max health.</text:p>
          </table:table-cell>
          <table:table-cell office:value-type="string" calcext:value-type="string">
            <text:p>Using max health to deal damage will result in damage never changing.</text:p>
            <text:p>[ 50, 50, 50, 50, 50, 50, … ]</text:p>
            <text:p>Using current health to deal damage will result in DYNAMIC damage which might result</text:p>
            <text:p>Of doing no damage to the victim at a certain point.</text:p>
            <text:p>[ 50, 25, 12, 6, 3, 1, 1, ... ]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Taken From Headshot Reduced</text:p>
            <text:p/>
            <text:p>''dmg taken from headshot reduced''</text:p>
            <text:p/>
            <text:p><text:span text:style-name="T10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The only difference here is that there IS NOT the current/max health mechanic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Bonus Vs. Players In Water''</text:p>
            <text:p/>
            <text:p>''dmg bonus vs players in water</text:p>
          </table:table-cell>
          <table:table-cell office:value-type="string" calcext:value-type="string">
            <text:p>Does damage bonus against players in water.</text:p>
            <text:p/>
            <text:p>1) Multiplier</text:p>
          </table:table-cell>
          <table:table-cell office:value-type="string" calcext:value-type="string">
            <text:p>''dmg bonus vs players in water''    ''2''</text:p>
            <text:p/>
            <text:p>Does +100 % damage bonus against players in wat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. Players In Water''</text:p>
            <text:p/>
            <text:p>''crit vs players in water</text:p>
          </table:table-cell>
          <table:table-cell office:value-type="string" calcext:value-type="string">
            <text:p>Always critical hit against players in water.</text:p>
          </table:table-cell>
          <table:table-cell office:value-type="string" calcext:value-type="string">
            <text:p>''crit vs players in water''    ''1''</text:p>
            <text:p/>
            <text:p>Always critical hit against players in wat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All Damage Done Multiplier</text:p>
            <text:p/>
            <text:p>''all dmg done multiplier''</text:p>
          </table:table-cell>
          <table:table-cell office:value-type="string" calcext:value-type="string">
            <text:p>Increases ALL DAMAGE done by 'x' %.</text:p>
            <text:p/>
            <text:p>1) Multiplier</text:p>
          </table:table-cell>
          <table:table-cell office:value-type="string" calcext:value-type="string">
            <text:p>''all dmg done multiplier''    ''2''</text:p>
            <text:p/>
            <text:p>Increases ALL DAMAGE done by +100 %.</text:p>
          </table:table-cell>
          <table:table-cell office:value-type="string" calcext:value-type="string">
            <text:p>Doesn't modify damage coming from SDKHook.</text:p>
            <text:p>(So, certain damage like goomba stomp and such won't work)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Damage Resistance Based On Health Missing</text:p>
            <text:p/>
            <text:p>''dmg resist health missing''</text:p>
          </table:table-cell>
          <table:table-cell office:value-type="string" calcext:value-type="string">
            <text:p>Gain damage resistance bonus based on your missing health.</text:p>
            <text:p/>
            <text:p>1) Resistance Per Health Missing.</text:p>
            <text:p>2) Maximum.</text:p>
            <text:p>3) Overheal Penalty</text:p>
            <text:p>[ 0 = NO | 1 = YES ]</text:p>
          </table:table-cell>
          <table:table-cell office:value-type="string" calcext:value-type="string">
            <text:p>''dmg resist health missing''    ''0.5 50 0''</text:p>
            <text:p/>
            <text:p>Gain +0.5 % damage resistance bonus per HEALTH POINTS MISSING.</text:p>
            <text:p>Up to a maximum of 50 % of health point missing, resulting in +25 % damage resistance bonus.</text:p>
          </table:table-cell>
          <table:table-cell office:value-type="string" calcext:value-type="string">
            <text:p>The overheal penalty makes you take bonus damage when your health is higher than</text:p>
            <text:p>100 %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ndom Damage</text:p>
            <text:p/>
            <text:p>''random dmg''</text:p>
          </table:table-cell>
          <table:table-cell office:value-type="string" calcext:value-type="string">
            <text:p>Damage are random, from a minimum of 'x' % to a maximum of 'x' % damage.</text:p>
            <text:p/>
            <text:p>1) Minimum</text:p>
            <text:p>2) Maximum</text:p>
          </table:table-cell>
          <table:table-cell office:value-type="string" calcext:value-type="string">
            <text:p>''random dmg''    ''0.25 4''</text:p>
            <text:p/>
            <text:p>Damage are random, from a min of -75 % to a max of +300 %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aser Damage Penalty</text:p>
            <text:p/>
            <text:p>''laser dmg penalty''</text:p>
          </table:table-cell>
          <table:table-cell office:value-type="string" calcext:value-type="string">
            <text:p>Decreases damage coming from laser weapons.</text:p>
            <text:p/>
            <text:p>1) Multiplier</text:p>
          </table:table-cell>
          <table:table-cell office:value-type="string" calcext:value-type="string">
            <text:p>''laser dmg penalty''    ''0.5''</text:p>
            <text:p/>
            <text:p>Decreases damage of your Pomson 6000 by -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Steal Damage</text:p>
            <text:p/>
            <text:p>''steal dmg''</text:p>
          </table:table-cell>
          <table:table-cell office:value-type="string" calcext:value-type="string">
            <text:p>On Hit : Steals 'x' damage from your victim.</text:p>
            <text:p>Increases yours and decreasing his.</text:p>
            <text:p/>
            <text:p>1) Amount</text:p>
            <text:p>2) Duration</text:p>
            <text:p>3) Percentage</text:p>
          </table:table-cell>
          <table:table-cell office:value-type="string" calcext:value-type="string">
            <text:p>''steal dmg''    ''10 5 0''</text:p>
            <text:p/>
            <text:p>On Hit : Steals 10 damage from your victim for 5 seconds.</text:p>
            <text:p>Increases yours by 10 and decreases his by -10.</text:p>
            <text:p/>
            <text:p/>
            <text:p>''steal dmg''    ''0.05 10 1''</text:p>
            <text:p/>
            <text:p>On Hit : Steals 5 % damage from your victim for 10 seconds.</text:p>
            <text:p>Increases yours by 5 % and decreases his by -5 %.</text:p>
          </table:table-cell>
          <table:table-cell office:value-type="string" calcext:value-type="string">
            <text:p><text:a xlink:href="http://memesvault.com/wp-content/uploads/No-Meme-02.jpg" xlink:type="simple">Don't even ask for a maximum.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 Weapon Slot</text:p>
            <text:p/>
            <text:p>''set weapon slot''</text:p>
          </table:table-cell>
          <table:table-cell office:value-type="string" calcext:value-type="string">
            <text:p>Set your active weapon to the 'Slot' slot.</text:p>
            <text:p>You cannot switch from this slot, ever.</text:p>
            <text:p/>
            <text:p>1) Slot</text:p>
          </table:table-cell>
          <table:table-cell office:value-type="string" calcext:value-type="string">
            <text:p>''set weapon slot''    ''2''</text:p>
            <text:p/>
            <text:p>Set your active weapon to the Melee slot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nce to Mad Milk</text:p>
            <text:p/>
            <text:p>''chance to mad milk''</text:p>
          </table:table-cell>
          <table:table-cell office:value-type="string" calcext:value-type="string">
            <text:p>On Hit : Has a 'x' % chance to mad milk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mad milk''    ''0.5 5''</text:p>
            <text:p/>
            <text:p>On Hit : Has a 50 % chance to mad milk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nce to Jarate</text:p>
            <text:p/>
            <text:p>''chance to jarate''</text:p>
            <text:p/>
            <text:p><text:span text:style-name="T10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nce to Bleed</text:p>
            <text:p/>
            <text:p>''chance to bleed''</text:p>
            <text:p/>
            <text:p><text:span text:style-name="T10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t Increases Damage Taken</text:p>
            <text:p/>
            <text:p>''heat increases dmg taken''</text:p>
            <text:p/>
            <text:p><text:span text:style-name="T10">[ WORKS LIKE 'Heat Increases Fire Rate' ]</text:span></text:p>
          </table:table-cell>
          <table:table-cell table:style-name="ce35" office:value-type="string" calcext:value-type="string">
            <text:p>The only difference here is that there is no 4) value.</text:p>
          </table:table-cell>
          <table:table-cell table:style-name="ce35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Bullets Per Shot Bonus Dynamic</text:p>
            <text:p/>
            <text:p>''bullets per shot bonus dynamic''</text:p>
          </table:table-cell>
          <table:table-cell office:value-type="string" calcext:value-type="string">
            <text:p>Bullets per shot are dynamic.</text:p>
            <text:p>The number of bullets bonus is based on your bullets in your clip.</text:p>
          </table:table-cell>
          <table:table-cell office:value-type="string" calcext:value-type="string">
            <text:p>''bullets per shot bonus dynamic''    ''1''</text:p>
            <text:p/>
            <text:p>Bullets per shot are dynamic.</text:p>
            <text:p>The number of bullets bonus is based on your bullets in your clip.</text:p>
          </table:table-cell>
          <table:table-cell office:value-type="string" calcext:value-type="string">
            <text:p>You should use ''mod ammo per shot'' with this.</text:p>
            <text:p/>
            <text:p>1 bullet = 100 % (normal)</text:p>
            <text:p>2 bullets = 200 % (×2)</text:p>
            <text:p>3 bullets = 300 % (×3)</text:p>
            <text:p>..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eleport To Victim On Kill</text:p>
            <text:p/>
            <text:p>''tp to victim on kill''</text:p>
          </table:table-cell>
          <table:table-cell office:value-type="string" calcext:value-type="string">
            <text:p>On Kill : Teleports you to your victim death location.</text:p>
          </table:table-cell>
          <table:table-cell office:value-type="string" calcext:value-type="string">
            <text:p>''tp to victim on kill''    ''1''</text:p>
            <text:p/>
            <text:p>On Kill : Teleports you to your victim death locati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Scare On Kill</text:p>
            <text:p/>
            <text:p>''scare on kill''</text:p>
          </table:table-cell>
          <table:table-cell office:value-type="string" calcext:value-type="string">
            <text:p>On Kill : Scares enemy players in a 'x' radius around the victim death location for 'x' seconds.</text:p>
            <text:p/>
            <text:p>1) Duration</text:p>
            <text:p>2) Radius</text:p>
            <text:p>3) Disable Stunlock</text:p>
            <text:p>[ 0 = NO | 1 = YES ]</text:p>
          </table:table-cell>
          <table:table-cell office:value-type="string" calcext:value-type="string">
            <text:p>''scare on kill''    ''1 1000 1''</text:p>
            <text:p/>
            <text:p>On Kill : Scares enemy players in a 1000 radius around the victim death location for 1 second.</text:p>
            <text:p>Cannot re-stun enemies for 2 seconds after this.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Damage Charge Thing</text:p>
            <text:p/>
            <text:p>''dmg charge thing''</text:p>
          </table:table-cell>
          <table:table-cell office:value-type="string" calcext:value-type="string">
            <text:p>Can be turned ON and OFF by pressing the ALT-FIRE button.</text:p>
            <text:p>While OFF : Damage dealt increases the 'Charge' charge.</text:p>
            <text:p>While ON : 'x' % of used charge is dealt as bonus damage while 'x' % also hurts yourself.</text:p>
            <text:p>(ON) On Hit : Removes 'x' % of charge.</text:p>
            <text:p/>
            <text:p>1) Charge</text:p>
            <text:p>2) Damage</text:p>
            <text:p>3) Remove</text:p>
            <text:p>4) Damage Self</text:p>
          </table:table-cell>
          <table:table-cell office:value-type="string" calcext:value-type="string">
            <text:p>''dmg charge thing''    ''0.5 2 20 0.5''</text:p>
            <text:p/>
            <text:p>Can be turned ON and OFF by pressing the ALT-FIRE button.</text:p>
            <text:p>While OFF : 50 % of damage dealt increases the 'Charge' charge.</text:p>
            <text:p>While ON : 200 % of used charge is dealt as bonus damage while 50 % also hurts yourself.</text:p>
            <text:p>(ON) On Hit : Removes 20 % of charge.</text:p>
            <text:p/>
            <text:p>Does 40 <text:span text:style-name="T8">(2*20)</text:span> bonus damage and deals 10 <text:span text:style-name="T8">(0.5*20)</text:span><text:span text:style-name="T20"> damage </text:span>to you.</text:p>
          </table:table-cell>
          <table:table-cell office:value-type="string" calcext:value-type="string">
            <text:p>I don't know, I really don't know.</text:p>
            <text:p>Also, I don't know how ot name this.</text:p>
            <text:p/>
            <text:p>Does damage based on the charge removed, so, if you had less charge than</text:p>
            <text:p>The used value, you'll deal/take less damage.</text:p>
          </table:table-cell>
          <table:table-cell table:number-columns-repeated="1020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RE AW2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7"/>
        <table:table-column table:style-name="co5" table:default-cell-style-name="ce15"/>
        <table:table-column table:style-name="co6" table:default-cell-style-name="ce15"/>
        <table:table-column table:style-name="co7" table:number-columns-repeated="1018" table:default-cell-style-name="ce15"/>
        <table:table-row table:style-name="ro1">
          <table:table-cell table:style-name="ce11" office:value-type="string" calcext:value-type="string">
            <text:p>★ MORE AW2 ★</text:p>
          </table:table-cell>
          <table:table-cell table:style-name="ce16" office:value-type="string" calcext:value-type="string">
            <text:p>Version : 1.04</text:p>
          </table:table-cell>
          <table:table-cell table:style-name="ce16" office:value-type="string" calcext:value-type="string">
            <text:p>Orion™</text:p>
          </table:table-cell>
          <table:table-cell table:style-name="ce16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16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16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16" table:number-columns-repeated="1018"/>
        </table:table-row>
        <table:table-row table:style-name="ro2">
          <table:table-cell table:style-name="ce12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19"/>
          <table:table-cell table:style-name="ce16" table:number-columns-repeated="1022"/>
        </table:table-row>
        <table:table-row table:style-name="ro3">
          <table:table-cell table:style-name="ce13" table:number-columns-repeated="1024"/>
        </table:table-row>
        <table:table-row table:style-name="ro1">
          <table:table-cell table:style-name="ce14" office:value-type="string" calcext:value-type="string">
            <text:p>ATTRIBUTES</text:p>
          </table:table-cell>
          <table:table-cell table:style-name="ce14" office:value-type="string" calcext:value-type="string">
            <text:p>DESCRIPTIONS</text:p>
          </table:table-cell>
          <table:table-cell table:style-name="ce14" office:value-type="string" calcext:value-type="string">
            <text:p>EXAMPLES</text:p>
          </table:table-cell>
          <table:table-cell table:style-name="ce18" office:value-type="string" calcext:value-type="string">
            <text:p>NOTES</text:p>
          </table:table-cell>
          <table:table-cell table:style-name="ce14" table:number-columns-repeated="1020"/>
        </table:table-row>
        <table:table-row table:style-name="ro6">
          <table:table-cell office:value-type="string" calcext:value-type="string">
            <text:p>Übercharge To Damage</text:p>
            <text:p/>
            <text:p>''uber to dmg''</text:p>
          </table:table-cell>
          <table:table-cell office:value-type="string" calcext:value-type="string">
            <text:p>Deals bonus damage based on your Übercharge.</text:p>
            <text:p/>
            <text:p>1) Multiplier</text:p>
          </table:table-cell>
          <table:table-cell office:value-type="string" calcext:value-type="string">
            <text:p>''uber to dmg''    ''1''</text:p>
            <text:p/>
            <text:p>100 % of your Übercharge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nemy Übercharge To Damage</text:p>
            <text:p/>
            <text:p>''enemy uber to dmg''</text:p>
            <text:p/>
            <text:p><text:span text:style-name="T17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peed While Cloaked</text:p>
            <text:p/>
            <text:p>''speed while cloaked''</text:p>
          </table:table-cell>
          <table:table-cell office:value-type="string" calcext:value-type="string">
            <text:p>While Cloaked : Increases your movement speed by 'x' %.</text:p>
            <text:p/>
            <text:p>1) Multiplier</text:p>
          </table:table-cell>
          <table:table-cell office:value-type="string" calcext:value-type="string">
            <text:p>''speed while cloaked''    ''1.5''</text:p>
            <text:p/>
            <text:p>While Cloaked : Increases your movement speed by +50 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Invisible While Charging DEMOMAN</text:p>
            <text:p/>
            <text:p>''invis while charging demo''</text:p>
          </table:table-cell>
          <table:table-cell office:value-type="string" calcext:value-type="string">
            <text:p>While Charging : Grants Invisibility for the charge duration.</text:p>
          </table:table-cell>
          <table:table-cell office:value-type="string" calcext:value-type="string">
            <text:p>''invid while charging demo''    ''1''</text:p>
            <text:p/>
            <text:p>While Charging : Grants Invisibility for the charge durati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Übercharge While Charging DEMOMAN</text:p>
            <text:p/>
            <text:p>''uber while charging demo''</text:p>
            <text:p/>
            <text:p><text:span text:style-name="T17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Mark Victim</text:p>
            <text:p/>
            <text:p>''mark victim''</text:p>
          </table:table-cell>
          <table:table-cell office:value-type="string" calcext:value-type="string">
            <text:p>On Hit : Marks the victim for 'x' seconds.</text:p>
            <text:p>Can mark up to 'x' victim.</text:p>
            <text:p>Marked victims can be seen through walls by every players.</text:p>
            <text:p/>
            <text:p>1) Maximum Victim</text:p>
            <text:p>2) Duration</text:p>
          </table:table-cell>
          <table:table-cell office:value-type="string" calcext:value-type="string">
            <text:p>''mark victim''    ''5 10''</text:p>
            <text:p/>
            <text:p>On Hit : Marks the victim for 10 seconds.</text:p>
            <text:p>Can mark up to 5 victims.</text:p>
            <text:p>Marked victim can be seen by every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rk Victim For Death</text:p>
            <text:p/>
            <text:p>''mark victim fd''</text:p>
            <text:p/>
            <text:p><text:span text:style-name="T17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Damage Is Explosive</text:p>
            <text:p/>
            <text:p>''dmg is explosive''</text:p>
          </table:table-cell>
          <table:table-cell office:value-type="string" calcext:value-type="string">
            <text:p>On Hit : Creates an explosion that deals 'x' damage in a 'x' radius.</text:p>
            <text:p>Mode is used to either set the damage to a RAW value or to multiply damage already done.</text:p>
            <text:p/>
            <text:p>1) Force</text:p>
            <text:p>2) Radius</text:p>
            <text:p>3) Damage</text:p>
            <text:p>3) Mode</text:p>
            <text:p>[ 1 = MULTIPLIER | 2 = RAW VALUE ]</text:p>
          </table:table-cell>
          <table:table-cell office:value-type="string" calcext:value-type="string">
            <text:p>''dmg is explosive''    ''0 500 2 1''</text:p>
            <text:p/>
            <text:p>On Hit : Creates an explosion that deals 200 % of damage dealt in a 500 radius.</text:p>
            <text:p/>
            <text:p/>
            <text:p/>
            <text:p>''dmg is explosive''    ''1000 1000 250 2''</text:p>
            <text:p/>
            <text:p>On Hit : Creates an explosion that deals 250 damage in a 1000 radius.</text:p>
          </table:table-cell>
          <table:table-cell office:value-type="string" calcext:value-type="string">
            <text:p>Damage decreases based on the distance between the center and the victims.</text:p>
            <text:p>(like a real explosion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ritical Damage Is Explosive</text:p>
            <text:p/>
            <text:p>''crit dmg is explosive''</text:p>
            <text:p/>
            <text:p><text:span text:style-name="T17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Übercharge On Kill</text:p>
            <text:p/>
            <text:p>''uber on kill''</text:p>
          </table:table-cell>
          <table:table-cell office:value-type="string" calcext:value-type="string">
            <text:p>On Kill : Gain 'x' % Übercharge.</text:p>
            <text:p/>
            <text:p>1) Amount</text:p>
          </table:table-cell>
          <table:table-cell office:value-type="string" calcext:value-type="string">
            <text:p>''uber on kill''    ''50''</text:p>
            <text:p/>
            <text:p>On Kill : Gain 50 % Über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Add Condition On Alt-Fire</text:p>
            <text:p/>
            <text:p>''addcond altfire''</text:p>
          </table:table-cell>
          <table:table-cell office:value-type="string" calcext:value-type="string">
            <text:p>On Alt-Fire : Grants 'Condition' for 'x' seconds at the price of 'x' of your health.</text:p>
            <text:p>If the amount is lower than 1 it will uses percentage of your actual health instead of raw values.</text:p>
            <text:p/>
            <text:p>1) Amount</text:p>
            <text:p>2) ID</text:p>
            <text:p>3) Duration</text:p>
          </table:table-cell>
          <table:table-cell office:value-type="string" calcext:value-type="string">
            <text:p>''addcond altfire''    ''50 11 5''</text:p>
            <text:p/>
            <text:p>On Alt-Fire : Grants guaranteed critical hit for 5 seconds at the price of 50 of your health.</text:p>
            <text:p/>
            <text:p/>
            <text:p/>
            <text:p>''addcond altfire''    ''0.5 5 2''</text:p>
            <text:p/>
            <text:p>On Alt-Fire : Grants Übercharge for 2 seconds at the price of 50 % of your CURRENT health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ely Deploy Übercharge</text:p>
            <text:p/>
            <text:p>''deploy uber''</text:p>
          </table:table-cell>
          <table:table-cell office:value-type="string" calcext:value-type="string">
            <text:p>Allows you to freely deploy your Übercharge when reaching the required threshold.</text:p>
            <text:p/>
            <text:p>1) Threshold</text:p>
          </table:table-cell>
          <table:table-cell office:value-type="string" calcext:value-type="string">
            <text:p>''deploy uber''    ''50''</text:p>
            <text:p/>
            <text:p>Allows you to freely deploy your Übercharge when reaching 50 % of the charge.</text:p>
            <text:p>(instead of the default 100%)</text:p>
          </table:table-cell>
          <table:table-cell office:value-type="string" calcext:value-type="string">
            <text:p>Medic won't be Übercharged.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Weapon Level Up [dealt]</text:p>
            <text:p/>
            <text:p>''weapon lvlup''</text:p>
          </table:table-cell>
          <table:table-cell office:value-type="string" calcext:value-type="string">
            <text:p>On Hit : Increases your 'Upgrade' charge.</text:p>
            <text:p>When it reaches level 1, you gain 'x' % lifesteal.</text:p>
            <text:p>At level 2, you gain 'x' % bonus damage.</text:p>
            <text:p>At level 3, your critical chance is set to 'x' %.</text:p>
            <text:p>At level 4, you gain a 'x' seconds pocket Übercharge.</text:p>
            <text:p>Alt-Fire : Activate pocket Übercharge for 'x' seconds.</text:p>
            <text:p/>
            <text:p>1) Charge</text:p>
            <text:p>2) Lifesteal</text:p>
            <text:p>3) Multiplier</text:p>
            <text:p>4) Critical Chance</text:p>
            <text:p>5) Duration</text:p>
          </table:table-cell>
          <table:table-cell office:value-type="string" calcext:value-type="string">
            <text:p>''weapon lvlup''    ''50 2 2 0.5 5''</text:p>
            <text:p/>
            <text:p>On Hit : 50 % of damage dealt increases your 'Upgrade' charge.</text:p>
            <text:p>When it reaches level 1, you gain 200 % lifesteal.</text:p>
            <text:p>At level 2, you gain +100 % bonus damage.</text:p>
            <text:p>At level 3, your critical chance is set to 50 %.</text:p>
            <text:p>At level 4, you gain a 5 seconds pocket Übercharge.</text:p>
            <text:p>Alt-Fire : Activate pocket Übercharge for 5 seconds.</text:p>
          </table:table-cell>
          <table:table-cell office:value-type="string" calcext:value-type="string">
            <text:p>It gets harder and harder to get to a new level as the charge percentage is lowered for every level.</text:p>
            <text:p/>
            <text:p>Level 1 = 100 % of Charge.</text:p>
            <text:p>Level 2 = 67 % of Charge.</text:p>
            <text:p>Level 3 = 44 % of Charge.</text:p>
            <text:p>Level 4 = 33 % of Charge.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Weapon Level Up [received]</text:p>
            <text:p/>
            <text:p>''weapon lvlup 2''</text:p>
          </table:table-cell>
          <table:table-cell office:value-type="string" calcext:value-type="string">
            <text:p>On Damage Taken : Increases your 'Upgrade' charge.</text:p>
            <text:p>When it reaches level 1, you gain 'x' % lifesteal.</text:p>
            <text:p>At level 2, you gain 'x' % fire rate.</text:p>
            <text:p>At level 3, you gain 'x' health regen.</text:p>
            <text:p>At level 4, you gain 'x' % critical damage resistance.</text:p>
            <text:p/>
            <text:p>1) Charge</text:p>
            <text:p>2) Lifesteal</text:p>
            <text:p>3) Amount</text:p>
            <text:p>4) OLD ATTACK SPEED</text:p>
            <text:p>5) Health Regen</text:p>
            <text:p>6) OLD HEALTH REGEN</text:p>
            <text:p>7) Damage Resistance</text:p>
          </table:table-cell>
          <table:table-cell office:value-type="string" calcext:value-type="string">
            <text:p>''weapon lvlup 2''    ''100 0.5 0.5 1 10 0 0.2''</text:p>
            <text:p/>
            <text:p>On Hit : 100 % of damage taken increases your 'Upgrade' charge.</text:p>
            <text:p>When it reaches level 1, you gain 50 % lifesteal.</text:p>
            <text:p>At level 2, you gain +50 % fire rate.</text:p>
            <text:p>At level 3, you gain +10 health regen.</text:p>
            <text:p>At level 4, you gain +80 % critical damage resistance.</text:p>
          </table:table-cell>
          <table:table-cell office:value-type="string" calcext:value-type="string">
            <text:p>It gets harder and harder to get to a new level as the charge percentage is lowered for every level.</text:p>
            <text:p/>
            <text:p>Level 1 = 100 % of Charge.</text:p>
            <text:p>Level 2 = 67 % of Charge.</text:p>
            <text:p>Level 3 = 44 % of Charge.</text:p>
            <text:p>Level 4 = 33 % of Charge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espawn Where You Died</text:p>
            <text:p/>
            <text:p>''respawn where you died''</text:p>
          </table:table-cell>
          <table:table-cell office:value-type="string" calcext:value-type="string">
            <text:p>On Hit : Increases your 'Respawn' charge.</text:p>
            <text:p>If your charge was full when you died you will respawn at the location where you died 'x' seconds right after.</text:p>
            <text:p/>
            <text:p>1) Charge</text:p>
            <text:p>2) Delay</text:p>
          </table:table-cell>
          <table:table-cell office:value-type="string" calcext:value-type="string">
            <text:p>''respawn where you died''    ''50 1''</text:p>
            <text:p/>
            <text:p>On Hit : 50 % of damage dealt increases your 'Respawn' charge.</text:p>
            <text:p>On Death : Respawn where you died after 1 second.</text:p>
            <text:p/>
          </table:table-cell>
          <table:table-cell office:value-type="string" calcext:value-type="string">
            <text:p>(note aside ; this on a knife could act like a dead ringer².)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Fly While Shooting</text:p>
            <text:p/>
            <text:p>''fly while shooting''</text:p>
          </table:table-cell>
          <table:table-cell office:value-type="string" calcext:value-type="string">
            <text:p>While Attacking &amp; Airborne : Fly.</text:p>
          </table:table-cell>
          <table:table-cell office:value-type="string" calcext:value-type="string">
            <text:p>''fly while shooting''    ''1''</text:p>
            <text:p/>
            <text:p>While Attacking &amp; Airborne : Fly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Minimann</text:p>
            <text:p/>
            <text:p>''minimann attr''</text:p>
          </table:table-cell>
          <table:table-cell office:value-type="string" calcext:value-type="string">
            <text:p>On Drink : Resizes your model by 'x' % and makes you take mini-crits from different source of damage for 'x' seconds.</text:p>
            <text:p>Has a 'x' seconds cooldown.</text:p>
            <text:p>When enabled, grants bonus movement speed.</text:p>
            <text:p/>
            <text:p>1) Resize</text:p>
            <text:p>2) Duration</text:p>
            <text:p>3) Cooldown</text:p>
            <text:p>4) Mode</text:p>
            <text:p>[ 0 = FLAME &amp; EXPLOSION | 2 = ANY SOURCE ]</text:p>
            <text:p>5) Speed</text:p>
            <text:p>[ 0 = NO | 1 = YES ]</text:p>
          </table:table-cell>
          <table:table-cell office:value-type="string" calcext:value-type="string">
            <text:p>''minimann attr''    ''0.5 10 20 2 1''</text:p>
            <text:p/>
            <text:p>On Drink : Resizes your model by -50 %, makes you take mini-crits from any source of damage</text:p>
            <text:p>Grants bonus movement speed for 10 seconds.</text:p>
            <text:p>Has a 20 seconds cooldow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able Slot</text:p>
            <text:p/>
            <text:p>''disable slot''</text:p>
          </table:table-cell>
          <table:table-cell office:value-type="string" calcext:value-type="string">
            <text:p>On Hit : Disables the victim 'Slot' slot for 'x' seconds.</text:p>
            <text:p/>
            <text:p>1) Slot</text:p>
            <text:p>2) Duration</text:p>
          </table:table-cell>
          <table:table-cell office:value-type="string" calcext:value-type="string">
            <text:p>''disable slot''    ''0 2''</text:p>
            <text:p/>
            <text:p>On Hit : Disables the victim primary slot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sable Alt-Fire</text:p>
            <text:p/>
            <text:p>''disable alt''</text:p>
          </table:table-cell>
          <table:table-cell table:style-name="ce17" office:value-type="string" calcext:value-type="string">
            <text:p>Description isn't needed.</text:p>
          </table:table-cell>
          <table:table-cell table:style-name="ce17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Jump Bonus On Hit-Kill</text:p>
            <text:p/>
            <text:p>''jump bonus on hitkill''</text:p>
          </table:table-cell>
          <table:table-cell office:value-type="string" calcext:value-type="string">
            <text:p>On Hit : Grants 'x' jumps bonus.</text:p>
            <text:p>On Kill : Grants 'x' jumps bonus.</text:p>
            <text:p>Can have up to 'x' max jumps.</text:p>
            <text:p/>
            <text:p>1) Hit Jump</text:p>
            <text:p>2) Kill Jump</text:p>
            <text:p>3) Maximum</text:p>
            <text:p>4) BASE JUMPS</text:p>
            <text:p>[ 1 = 1 JUMP (''no double jump'') | 2 = NORMAL ]</text:p>
          </table:table-cell>
          <table:table-cell office:value-type="string" calcext:value-type="string">
            <text:p>''jump bonus on hitkill''    ''1 2 5 2''</text:p>
            <text:p/>
            <text:p>On Hit : Grants 1 jump bonus.</text:p>
            <text:p>On Kill : Grants 2 jumps bonus.</text:p>
            <text:p>Can have up to 5 max jump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Bonk Health</text:p>
            <text:p/>
            <text:p>''bonk health''</text:p>
          </table:table-cell>
          <table:table-cell office:value-type="string" calcext:value-type="string">
            <text:p>On Drink : Heals you for 'x' health.</text:p>
            <text:p>Has a 'x' seconds cooldown.</text:p>
            <text:p/>
            <text:p>1) Heal</text:p>
            <text:p>2) Cooldown</text:p>
            <text:p>3) Knockback &amp; Damage Resistance</text:p>
            <text:p>[ 0 = NO | 1 = YES]</text:p>
            <text:p>4) Overheal</text:p>
          </table:table-cell>
          <table:table-cell office:value-type="string" calcext:value-type="string">
            <text:p>''bonk health''    ''100 10 0 2''</text:p>
            <text:p/>
            <text:p>On Drink : Heals you for 100 health and allows your health to go up to 200 % of your overheal.</text:p>
            <text:p>Has a 10 seconds cooldown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On Health Threshold</text:p>
            <text:p/>
            <text:p>''crit on hp pct''</text:p>
          </table:table-cell>
          <table:table-cell office:value-type="string" calcext:value-type="string">
            <text:p>Guaranteed critical hit when your health is below the health threshold.</text:p>
            <text:p/>
            <text:p>1) Threshold</text:p>
          </table:table-cell>
          <table:table-cell office:value-type="string" calcext:value-type="string">
            <text:p>''crit on hp pct''    ''0.5''</text:p>
            <text:p/>
            <text:p>Guaranteed critical hit when your health is below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ni-Crititical Hit While Disguised At CLOSE RANGE</text:p>
            <text:p/>
            <text:p>''minicrit while disguised CLOSERANGE''</text:p>
          </table:table-cell>
          <table:table-cell office:value-type="string" calcext:value-type="string">
            <text:p>While In Range : Guaranteed critical hit while disguised.</text:p>
            <text:p/>
            <text:p>1) Range</text:p>
          </table:table-cell>
          <table:table-cell office:value-type="string" calcext:value-type="string">
            <text:p>''minicrit while disguised CLOSERANGE''    ''500''</text:p>
            <text:p/>
            <text:p>While In 500 Range : Guaranteed critical hit while disguise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rititical Hit While Disguised At CLOSE RANGE</text:p>
            <text:p/>
            <text:p>''crit while disguised CLOSERANGE''</text:p>
            <text:p/>
            <text:p><text:span text:style-name="T17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Non-Critical Hit Damage Multiplier</text:p>
            <text:p/>
            <text:p>''non crit dmg pct''</text:p>
          </table:table-cell>
          <table:table-cell office:value-type="string" calcext:value-type="string">
            <text:p>Non-critical hit damage deals less damage.</text:p>
            <text:p/>
            <text:p>1) Multiplier</text:p>
          </table:table-cell>
          <table:table-cell office:value-type="string" calcext:value-type="string">
            <text:p>''non crit dmg pct''    ''0.5''</text:p>
            <text:p/>
            <text:p>Non-critical hit damage deals -50 % les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gemeter Decreases When Not Doing Any Damage</text:p>
            <text:p/>
            <text:p>''ragemeter decrease nodmg''</text:p>
          </table:table-cell>
          <table:table-cell office:value-type="string" calcext:value-type="string">
            <text:p>Ragemeter decreases when not doing any damage.</text:p>
            <text:p/>
            <text:p>1) Amount</text:p>
          </table:table-cell>
          <table:table-cell office:value-type="string" calcext:value-type="string">
            <text:p>''ragemeter decrease nodmg''    ''0.01''</text:p>
            <text:p/>
            <text:p>Decreases ragemeter by 1 % every 0.03 second.</text:p>
          </table:table-cell>
          <table:table-cell office:value-type="string" calcext:value-type="string">
            <text:p>That 0.03 is unsure, but I think PreThink is called 30 times in 1 second, so 1/30 = ~0.03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peed Boost While On Fire</text:p>
            <text:p/>
            <text:p>''speed boost on fire''</text:p>
          </table:table-cell>
          <table:table-cell office:value-type="string" calcext:value-type="string">
            <text:p>While On Fire : Gain a speed boost.</text:p>
          </table:table-cell>
          <table:table-cell office:value-type="string" calcext:value-type="string">
            <text:p>''speed boost on fire''    ''1''</text:p>
            <text:p/>
            <text:p>While On Fire : Gain a speed boost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sorientate On Hit</text:p>
            <text:p/>
            <text:p>''disorientate on hit''</text:p>
          </table:table-cell>
          <table:table-cell office:value-type="string" calcext:value-type="string">
            <text:p>On Hit : Disorientates the victim.</text:p>
          </table:table-cell>
          <table:table-cell office:value-type="string" calcext:value-type="string">
            <text:p>''disorientate on hit''    ''1''</text:p>
            <text:p/>
            <text:p>On Hit : Disorientates the victim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No Backstab</text:p>
            <text:p/>
            <text:p>''no backstab''</text:p>
          </table:table-cell>
          <table:table-cell office:value-type="string" calcext:value-type="string">
            <text:p>Disables the backstab mechanic.</text:p>
            <text:p/>
            <text:p>1) Damage</text:p>
            <text:p>2) Critical Hit</text:p>
            <text:p>[ 0 = NO | 1 = YES]</text:p>
          </table:table-cell>
          <table:table-cell office:value-type="string" calcext:value-type="string">
            <text:p>''no backstab''    ''40 1''</text:p>
            <text:p/>
            <text:p>On Backstab : Deals 120 damage.</text:p>
          </table:table-cell>
          <table:table-cell office:value-type="string" calcext:value-type="string">
            <text:p>Sets the damage of a backstab, and makes it crit if enabled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harged Airblast SOUND ONLY</text:p>
            <text:p/>
            <text:p>''charged airblast SOUNDONLY''</text:p>
          </table:table-cell>
          <table:table-cell office:value-type="string" calcext:value-type="string">
            <text:p>On Airblast : Plays a sound to indicate that you're charging your airblast.</text:p>
          </table:table-cell>
          <table:table-cell office:value-type="string" calcext:value-type="string">
            <text:p>''charged airblast SOUNDONLY''    ''1''</text:p>
            <text:p/>
            <text:p>On Airblast : Plays a sound to indicate that you're charging your airblast.</text:p>
          </table:table-cell>
          <table:table-cell office:value-type="string" calcext:value-type="string">
            <text:p>It's just a sound, nothing more, nothing less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eet The Sniper Combo</text:p>
            <text:p/>
            <text:p>''meet the sniper combo''</text:p>
            <text:p/>
          </table:table-cell>
          <table:table-cell office:value-type="string" calcext:value-type="string">
            <text:p>Combo System : Damage increases for every hit, third hit will be a critical hit and reset the combo.</text:p>
            <text:p/>
            <text:p>1) 1st Multiplier</text:p>
            <text:p>2) 2nd Multiplier</text:p>
            <text:p>3) 3rd Multiplier</text:p>
            <text:p>4) Miss</text:p>
            <text:p>[ 0 = NO | 1 = YES ]</text:p>
          </table:table-cell>
          <table:table-cell office:value-type="string" calcext:value-type="string">
            <text:p>''meet the sniper combo''    ''0.5 1 2 1''</text:p>
            <text:p/>
            <text:p>Combo System : Damage increases for every hit, third hit will be a critical hit and reset the combo.</text:p>
            <text:p>The first hit deals 50 % of damage, 2nd deals 100 % and the third deals 200 %.</text:p>
            <text:p>Missing resets the combo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eet The Pyro Combo</text:p>
            <text:p/>
            <text:p>''meet the pyro combo''</text:p>
            <text:p/>
            <text:p><text:span text:style-name="T17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But instead of a critical hit for the last hit, it does a mini-crit and burns the victim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Increased Pushscale</text:p>
            <text:p/>
            <text:p>''increased pushscale''</text:p>
          </table:table-cell>
          <table:table-cell office:value-type="string" calcext:value-type="string">
            <text:p>Increases pushscale of damage.</text:p>
            <text:p/>
            <text:p>1) Multiplier</text:p>
          </table:table-cell>
          <table:table-cell office:value-type="string" calcext:value-type="string">
            <text:p>''increased pushscale''    ''2''</text:p>
            <text:p/>
            <text:p>Increases damage pushscale by +1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sarm Silent</text:p>
            <text:p/>
            <text:p>''disarm silent''</text:p>
          </table:table-cell>
          <table:table-cell office:value-type="string" calcext:value-type="string">
            <text:p>On Hit : Disables the victim's primary and secondary slot for 'x' seconds.</text:p>
            <text:p/>
            <text:p>1) Duration</text:p>
          </table:table-cell>
          <table:table-cell office:value-type="string" calcext:value-type="string">
            <text:p>''disarm silent''    ''2''</text:p>
            <text:p/>
            <text:p>On Hit : Disables the victim's primary and secondary slot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ss Causes Delay</text:p>
            <text:p/>
            <text:p>''miss cause delay''</text:p>
          </table:table-cell>
          <table:table-cell office:value-type="string" calcext:value-type="string">
            <text:p>On Miss : Disables your weapon for 'x' seconds.</text:p>
            <text:p/>
            <text:p>1) Duration</text:p>
          </table:table-cell>
          <table:table-cell office:value-type="string" calcext:value-type="string">
            <text:p>''miss cause delay''    ''0.5''</text:p>
            <text:p/>
            <text:p>On Miss : Disables your weapon for 0.5 secon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lectroshock</text:p>
            <text:p/>
            <text:p>''electroshock''</text:p>
          </table:table-cell>
          <table:table-cell office:value-type="string" calcext:value-type="string">
            <text:p>On Hit : Charges your 'Electroshock' charge.</text:p>
            <text:p>On Near Death: Grants you Übercharge and strips you to melee for 'x' seconds.</text:p>
            <text:p/>
            <text:p>1) Charge</text:p>
            <text:p>2) Duration</text:p>
          </table:table-cell>
          <table:table-cell office:value-type="string" calcext:value-type="string">
            <text:p>''electroshock''    ''25 5''</text:p>
            <text:p/>
            <text:p>On Hit : 25 % of damage dealt charges your 'Electroshock' charge.</text:p>
            <text:p>On Near Death: Grants you Übercharge and strips you to melee for 5 seconds.</text:p>
          </table:table-cell>
          <table:table-cell office:value-type="string" calcext:value-type="string">
            <text:p>Critical and Mini-Critical hits DOESN'T trigger the Electroshock. (AW2)</text:p>
            <text:p>It will stick as is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. Healing Medics</text:p>
            <text:p/>
            <text:p>''crit healing medic''</text:p>
          </table:table-cell>
          <table:table-cell office:value-type="string" calcext:value-type="string">
            <text:p>Guaranteed against healing medics.</text:p>
          </table:table-cell>
          <table:table-cell office:value-type="string" calcext:value-type="string">
            <text:p>''crit healing medic''    ''1''</text:p>
            <text:p/>
            <text:p>Guaranteed against healing medic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emocharge On Hit</text:p>
            <text:p/>
            <text:p>''democharge on hit''</text:p>
          </table:table-cell>
          <table:table-cell office:value-type="string" calcext:value-type="string">
            <text:p>On Hit : Damages charges your Shield charge.</text:p>
            <text:p/>
            <text:p>1) Amount</text:p>
          </table:table-cell>
          <table:table-cell office:value-type="string" calcext:value-type="string">
            <text:p>''democharge on hit''    ''50''</text:p>
            <text:p/>
            <text:p>On Hit : 50 % of damage dealt charges your Shield 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otsauce Yourself On Miss</text:p>
            <text:p/>
            <text:p>''hotsauce yourself on miss''</text:p>
          </table:table-cell>
          <table:table-cell office:value-type="string" calcext:value-type="string">
            <text:p>On Miss : 'Hotsauce' yourself for 'x' seconds.</text:p>
            <text:p/>
            <text:p>1) Duration</text:p>
            <text:p>2) Type</text:p>
            <text:p>[ 1 = MILK | 2 = JARATE | 3 = BLEED | 4 = 1+2 | 5 = 1+3 | 6 = 2+3 | 7 = 1+2+3 ]</text:p>
          </table:table-cell>
          <table:table-cell office:value-type="string" calcext:value-type="string">
            <text:p>''hotsauce yourself on miss''    ''7 7''</text:p>
            <text:p/>
            <text:p>On Miss : Covers yourself with Milk, Jarate and make you bleed for 7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sable Primary Fire</text:p>
            <text:p/>
            <text:p>''disable primary''</text:p>
          </table:table-cell>
          <table:table-cell office:value-type="string" calcext:value-type="string">
            <text:p>Disables the primary fire (attacking).</text:p>
          </table:table-cell>
          <table:table-cell office:value-type="string" calcext:value-type="string">
            <text:p>''disable primary''    ''1''</text:p>
            <text:p/>
            <text:p>Disables the primary fire (attacking)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Metal Shield</text:p>
            <text:p/>
            <text:p>''metal shield''</text:p>
          </table:table-cell>
          <table:table-cell office:value-type="string" calcext:value-type="string">
            <text:p>On Damage Taken : Metal takes a part of damage and is removed.</text:p>
            <text:p>The amount of damage removed can be changed.</text:p>
            <text:p>If your metal is lower than the damage damage taken, you'll take extra damage (damage which were reduced).</text:p>
            <text:p/>
            <text:p>1) Damage Absorb</text:p>
            <text:p>2) Metal Multiplier</text:p>
          </table:table-cell>
          <table:table-cell office:value-type="string" calcext:value-type="string">
            <text:p>''metal shield''    ''0.5 1''</text:p>
            <text:p/>
            <text:p>On Damage Taken : Metal takes 50 % of damage and is removed.</text:p>
            <text:p>Eg : You take 100 damage but metal takes 50 %, you'll loose 50 metal and take 50 damage instead.</text:p>
            <text:p/>
            <text:p/>
            <text:p/>
            <text:p>''metal shield''    ''0.8 0.1''</text:p>
            <text:p/>
            <text:p>On Damage Taken : Metal takes 80 % of damage and only 10 % of it is removed.</text:p>
            <text:p>Eg : You take 200 damage but metal takes 80 %, you'll loose 16 metal and take 40 damage instead.</text:p>
            <text:p/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3" table:number-rows-repeated="38">
          <table:table-cell table:number-columns-repeated="1024"/>
        </table:table-row>
        <table:table-row table:style-name="ro3">
          <table:table-cell/>
          <table:table-cell table:style-name="ce17" table:number-columns-repeated="2"/>
          <table:table-cell table:number-columns-repeated="1021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TA 2" table:style-name="ta1"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5"/>
        <table:table-column table:style-name="co16" table:default-cell-style-name="ce23"/>
        <table:table-column table:style-name="co6" table:default-cell-style-name="ce23"/>
        <table:table-column table:style-name="co7" table:number-columns-repeated="1018" table:default-cell-style-name="ce23"/>
        <table:table-row table:style-name="ro1">
          <table:table-cell table:style-name="ce10" office:value-type="string" calcext:value-type="string">
            <text:p>★ DOTA 2 ★</text:p>
          </table:table-cell>
          <table:table-cell table:style-name="ce24" office:value-type="string" calcext:value-type="string">
            <text:p>Version : 1.04</text:p>
          </table:table-cell>
          <table:table-cell table:style-name="ce24" office:value-type="string" calcext:value-type="string">
            <text:p>Orion™</text:p>
          </table:table-cell>
          <table:table-cell table:style-name="ce24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24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24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24" table:number-columns-repeated="1018"/>
        </table:table-row>
        <table:table-row table:style-name="ro2">
          <table:table-cell table:style-name="ce20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24" table:number-columns-repeated="1023"/>
        </table:table-row>
        <table:table-row table:style-name="ro3">
          <table:table-cell table:style-name="ce21" table:number-columns-repeated="1024"/>
        </table:table-row>
        <table:table-row table:style-name="ro1">
          <table:table-cell table:style-name="ce22" office:value-type="string" calcext:value-type="string">
            <text:p>ATTRIBUTES</text:p>
          </table:table-cell>
          <table:table-cell table:style-name="ce22" office:value-type="string" calcext:value-type="string">
            <text:p>DESCRIPTIONS</text:p>
          </table:table-cell>
          <table:table-cell table:style-name="ce22" office:value-type="string" calcext:value-type="string">
            <text:p>EXAMPLES</text:p>
          </table:table-cell>
          <table:table-cell table:style-name="ce26" office:value-type="string" calcext:value-type="string">
            <text:p>NOTES</text:p>
          </table:table-cell>
          <table:table-cell table:style-name="ce28" office:value-type="string" calcext:value-type="string">
            <text:p>NOTES FOR EVASION</text:p>
          </table:table-cell>
          <table:table-cell table:style-name="ce22" table:number-columns-repeated="1019"/>
        </table:table-row>
        <table:table-row table:style-name="ro8">
          <table:table-cell office:value-type="string" calcext:value-type="string">
            <text:p>Bash</text:p>
            <text:p/>
            <text:p>''bash''</text:p>
          </table:table-cell>
          <table:table-cell office:value-type="string" calcext:value-type="string">
            <text:p>On Hit : Has a chance to stun the victim for 'x' seconds and deal +'x' bonus damage.</text:p>
            <text:p/>
            <text:p>1) Chance</text:p>
            <text:p>2) Duration</text:p>
            <text:p>3) Damage</text:p>
          </table:table-cell>
          <table:table-cell office:value-type="string" calcext:value-type="string">
            <text:p>''bash''    ''0.25 1 50''</text:p>
            <text:p/>
            <text:p>On Hit : Has 25 % of chance to stun the victim for 1 second and deal +50 bonus damage.</text:p>
          </table:table-cell>
          <table:table-cell office:value-type="string" calcext:value-type="string">
            <text:p>Bonus damages AREN'T increased by critical hit.</text:p>
          </table:table-cell>
          <table:table-cell office:value-type="string" calcext:value-type="string">
            <text:p>If you have mutliple sources of evasion at the same time</text:p>
            <text:p>Keep in mind that they don't stack additively but</text:p>
            <text:p>Multiplicatively.</text:p>
            <text:p/>
            <text:p><text:span text:style-name="T3">[WRONG] 50 % + 20 % + 10 % = 80 %</text:span></text:p>
            <text:p><text:span text:style-name="T3">(0.5 + 0.2 + 0.1 = 0.8)</text:span></text:p>
            <text:p><text:span text:style-name="T14">[RIGHT] 50 % × 20 % × 10 % = 64 %</text:span></text:p>
            <text:p><text:span text:style-name="T14">((1 – 0.5) × (1 – 0.2) × (1 – 0.1) = (1 – 0.36) = 0.64))</text:span>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lade Mail</text:p>
            <text:p/>
            <text:p>''blade mail''</text:p>
          </table:table-cell>
          <table:table-cell office:value-type="string" calcext:value-type="string">
            <text:p>On Damage Taken : Reflects 'x' % of damage taken to the attacker.</text:p>
            <text:p/>
            <text:p>1) Multiplier</text:p>
          </table:table-cell>
          <table:table-cell office:value-type="string" calcext:value-type="string">
            <text:p>''blade mail''    ''0.5''</text:p>
            <text:p/>
            <text:p>On Damage Taken : Reflects 50 % of damage taken to the attack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Craggy Exterior</text:p>
            <text:p/>
            <text:p>''craggy exterior''</text:p>
          </table:table-cell>
          <table:table-cell office:value-type="string" calcext:value-type="string">
            <text:p>On Damage Taken While In Range : Has a chance to stun the attacker for 'x' seconds and deal 'x' damage.</text:p>
            <text:p/>
            <text:p>1) Chance</text:p>
            <text:p>2) Damage</text:p>
            <text:p>3) Radius</text:p>
            <text:p>4) Duration</text:p>
          </table:table-cell>
          <table:table-cell office:value-type="string" calcext:value-type="string">
            <text:p>''craggy exterior''    ''0.5 25 500 1''</text:p>
            <text:p/>
            <text:p>On Damage Taken While In 500 Range : Has 50 % of chance to stun the attacker for 1 second and deal 25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Enchant Totem</text:p>
            <text:p/>
            <text:p>''enchant totem''</text:p>
          </table:table-cell>
          <table:table-cell office:value-type="string" calcext:value-type="string">
            <text:p>On Alt-Fire : Grants you +'x' % bonus damage for the next attack.</text:p>
            <text:p>Lasts 'x' seconds.</text:p>
            <text:p>Has a 'x' seconds cooldown.</text:p>
            <text:p/>
            <text:p>1) Multiplier</text:p>
            <text:p>2) Duration</text:p>
            <text:p>3) Cooldown</text:p>
          </table:table-cell>
          <table:table-cell office:value-type="string" calcext:value-type="string">
            <text:p>''enchant totem''    ''4 12 5''</text:p>
            <text:p/>
            <text:p>On Alt-Fire : Grants you +300 % bonus damage for the next attack.</text:p>
            <text:p>Lasts 12 seconds.</text:p>
            <text:p>Has a 5 seconds cooldown.</text:p>
          </table:table-cell>
          <table:table-cell office:value-type="string" calcext:value-type="string">
            <text:p>Doesn't work on anything that hits multiple enemies at the same time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Evasion</text:p>
            <text:p/>
            <text:p>''evasion''</text:p>
          </table:table-cell>
          <table:table-cell office:value-type="string" calcext:value-type="string">
            <text:p>On Damage Taken : Has a chance to evade damage, completely nullifying it.</text:p>
            <text:p/>
            <text:p>1) Chance</text:p>
          </table:table-cell>
          <table:table-cell office:value-type="string" calcext:value-type="string">
            <text:p>''evasion''    ''0.5''</text:p>
            <text:p/>
            <text:p>On Damage Taken : Has 50 % of chance to evade damage, completely nullifying it.</text:p>
          </table:table-cell>
          <table:table-cell office:value-type="string" calcext:value-type="string">
            <text:p>Doesn't evade world's damage (fall, saws, etc.)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Evasiveness On Hit</text:p>
            <text:p/>
            <text:p>''evasiveness on hit''</text:p>
          </table:table-cell>
          <table:table-cell office:value-type="string" calcext:value-type="string">
            <text:p>On Hit : Charges your 'Evasion' chance charge.</text:p>
            <text:p>On Take Damage From Non-Melee : Decreases your 'Evasion' chance charge.</text:p>
            <text:p>Can be set to allow melee damage to decreases it.</text:p>
            <text:p/>
            <text:p>1) Add</text:p>
            <text:p>2) Remove</text:p>
            <text:p>3) Remove Melee</text:p>
            <text:p>4) Melee</text:p>
            <text:p>[ 0 = NO | 1 = YES]</text:p>
            <text:p>5) Passive Or Active</text:p>
            <text:p>[ 0 = PASSIVE | 1 = ACTIVE ]</text:p>
          </table:table-cell>
          <table:table-cell office:value-type="string" calcext:value-type="string">
            <text:p>''evasiveness on hit''    ''10 5 0 0 0''</text:p>
            <text:p/>
            <text:p>On Hit : Charges your 'Evasion' chance charge by +10.</text:p>
            <text:p>On Take Damage From Non-Melee : Decreases your 'Evasion' chance charge by -.</text:p>
          </table:table-cell>
          <table:table-cell office:value-type="string" calcext:value-type="string">
            <text:p>^Same ^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Fervor</text:p>
            <text:p/>
            <text:p>''fervor''</text:p>
          </table:table-cell>
          <table:table-cell office:value-type="string" calcext:value-type="string">
            <text:p>On Hit : Increases your fire rate by +'x' % up to a maximum of 'x' %.</text:p>
            <text:p>Changing target resets your attack speed.</text:p>
            <text:p/>
            <text:p>1) Amount</text:p>
            <text:p>2) Maximum</text:p>
            <text:p>3) OLD ATTACK SPEED</text:p>
          </table:table-cell>
          <table:table-cell office:value-type="string" calcext:value-type="string">
            <text:p>''fervor''    ''0.1 8 1''</text:p>
            <text:p/>
            <text:p>On Hit : Increases your fire rate by +10 % up to a maximum of 80 %.</text:p>
            <text:p>Changing target resets your attack speed.</text:p>
            <text:p/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Fury Swipes</text:p>
            <text:p/>
            <text:p>''fury swipe''</text:p>
          </table:table-cell>
          <table:table-cell office:value-type="string" calcext:value-type="string">
            <text:p>On Hit : Increases the next attack damage by +'x' up to a maximum of 'x'.</text:p>
            <text:p>Lasts 'x' seconds.</text:p>
            <text:p/>
            <text:p>1) Amount</text:p>
            <text:p>2) Maximum</text:p>
            <text:p>3) Duration</text:p>
          </table:table-cell>
          <table:table-cell office:value-type="string" calcext:value-type="string">
            <text:p>''fury swipe''    ''15 30 5''</text:p>
            <text:p/>
            <text:p>On Hit : Increases the next attack damage by +15 up to a maximum of 450.</text:p>
            <text:p>Lasts 5 seconds.</text:p>
          </table:table-cell>
          <table:table-cell office:value-type="string" calcext:value-type="string">
            <text:p>Bonus damages AREN'T increased by critical hi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Jinada</text:p>
            <text:p/>
            <text:p>''jinada attr''</text:p>
          </table:table-cell>
          <table:table-cell office:value-type="string" calcext:value-type="string">
            <text:p>On Hit : Deals +'x' % damage a grants a guaranteed critical hit.</text:p>
            <text:p>After triggering the crit and bonus damage, it goes on cooldown for 'x' seconds.</text:p>
            <text:p/>
            <text:p>1) Multiplier</text:p>
            <text:p>2) Cooldown</text:p>
          </table:table-cell>
          <table:table-cell office:value-type="string" calcext:value-type="string">
            <text:p>''jinada attr''    ''2 10''</text:p>
            <text:p/>
            <text:p>On Hit : Deals +100 % damage a grants a guaranteed critical hit.</text:p>
            <text:p>After triggering the crit and bonus damage, it goes on cooldown for 10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ll At High Health Threshold</text:p>
            <text:p/>
            <text:p>''kill at high hp threshold''</text:p>
          </table:table-cell>
          <table:table-cell office:value-type="string" calcext:value-type="string">
            <text:p>Instantly kills any enemies with more than 'x' (%) of their health.</text:p>
            <text:p>If the value is higher than <text:span text:style-name="T3">10</text:span>, it will uses a raw value instead of a percentage.</text:p>
            <text:p/>
            <text:p>1) Amount</text:p>
          </table:table-cell>
          <table:table-cell office:value-type="string" calcext:value-type="string">
            <text:p>''kill at high hp threshold''    ''0.5''</text:p>
            <text:p/>
            <text:p>Instantly kills any enemies with more than 50 % of their health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Kill At Low Health Threshold</text:p>
            <text:p/>
            <text:p>''kill at low hp threshold''</text:p>
            <text:p/>
            <text:p><text:span text:style-name="T3">[ SAME AS ABOVE ]</text:span></text:p>
          </table:table-cell>
          <table:table-cell table:style-name="ce25" office:value-type="string" calcext:value-type="string">
            <text:p>The only difference is that instead of 10, it's 1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ast Will</text:p>
            <text:p/>
            <text:p>''last will''</text:p>
          </table:table-cell>
          <table:table-cell office:value-type="string" calcext:value-type="string">
            <text:p>On Death : Deals 'x' damage to the killer.</text:p>
            <text:p/>
            <text:p>1) Amount</text:p>
          </table:table-cell>
          <table:table-cell office:value-type="string" calcext:value-type="string">
            <text:p>''last will''    ''100''</text:p>
            <text:p/>
            <text:p>On Death : Deals 100 damage to the kill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festeal</text:p>
            <text:p/>
            <text:p>''lifesteal''</text:p>
          </table:table-cell>
          <table:table-cell office:value-type="string" calcext:value-type="string">
            <text:p>On Hit : Heals you for 'x' % of damage dealt.</text:p>
            <text:p/>
            <text:p>1) Multiplier</text:p>
            <text:p>2) Overheal</text:p>
          </table:table-cell>
          <table:table-cell office:value-type="string" calcext:value-type="string">
            <text:p>''lifesteal''    ''0.15 1''</text:p>
            <text:p/>
            <text:p>On Hit : Heals you for 15 % of damage dealt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ifesteal On Crit</text:p>
            <text:p/>
            <text:p>''lifesteal crit''</text:p>
            <text:p/>
            <text:p><text:span text:style-name="T3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ecromastery</text:p>
            <text:p/>
            <text:p>''necromastery''</text:p>
          </table:table-cell>
          <table:table-cell office:value-type="string" calcext:value-type="string">
            <text:p>On Kill : Increases your damage by +'x' up to a maximum of 'x'.</text:p>
            <text:p>On Death : Loose up to 'x' % of all your stacks.</text:p>
            <text:p/>
            <text:p>1) Amount</text:p>
            <text:p>2) Maximum</text:p>
            <text:p>3) Removal</text:p>
            <text:p>4) Passive Or Active</text:p>
            <text:p>[ 0 = PASSIVE | 1 = ACTIVE ]</text:p>
          </table:table-cell>
          <table:table-cell office:value-type="string" calcext:value-type="string">
            <text:p>''necromastery''    ''15 20 0.5 0''</text:p>
            <text:p/>
            <text:p>On Kill : Increases your damage by +15 up to a maximum of 300.</text:p>
            <text:p>On Death : Loose up to 50 % of all your stacks.</text:p>
          </table:table-cell>
          <table:table-cell office:value-type="string" calcext:value-type="string">
            <text:p>You'll always have at least one stack after you lose everything.</text:p>
            <text:p>(You won't if you remove 100 % of upon death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verpower</text:p>
            <text:p/>
            <text:p>''overpower''</text:p>
          </table:table-cell>
          <table:table-cell office:value-type="string" calcext:value-type="string">
            <text:p>On Alt-Fire : Grants you +'x' % bonus fire rate for 'x' seconds or 'x' hits.</text:p>
            <text:p>Has a 'x' seconds cooldwon.</text:p>
            <text:p/>
            <text:p>1) Amount</text:p>
            <text:p>2) Duration</text:p>
            <text:p>3) Hit</text:p>
            <text:p>4) Cooldown</text:p>
            <text:p>5) OLD ATTACK SPEED</text:p>
          </table:table-cell>
          <table:table-cell office:value-type="string" calcext:value-type="string">
            <text:p>''overpower''    ''0.8 10 5 15 1''</text:p>
            <text:p/>
            <text:p>On Alt-Fire : Grants you +80 % bonus fire rate for 10 seconds or 5 hits.</text:p>
            <text:p>Has a 15 seconds cooldw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adiance</text:p>
            <text:p/>
            <text:p>''radiance attr''</text:p>
          </table:table-cell>
          <table:table-cell office:value-type="string" calcext:value-type="string">
            <text:p>Every 'x' seconds : Deal 'x' damage in a 'x' radius around you.</text:p>
            <text:p/>
            <text:p>1) Damage</text:p>
            <text:p>2) Radius</text:p>
            <text:p>3) Interval</text:p>
          </table:table-cell>
          <table:table-cell office:value-type="string" calcext:value-type="string">
            <text:p>''radiance attr''    ''20 500 1''</text:p>
            <text:p/>
            <text:p>Every second : Deal 20 damage in a 50 radius around you.</text:p>
          </table:table-cell>
          <table:table-cell office:value-type="string" calcext:value-type="string">
            <text:p>Only deals damage to enemies that you can/could see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adiance Evasion</text:p>
            <text:p/>
            <text:p>''SUB_ATTR radiance evasion''</text:p>
          </table:table-cell>
          <table:table-cell office:value-type="string" calcext:value-type="string">
            <text:p><text:span text:style-name="T3">ONLY WORKS WITH RADIANCE ON.</text:span></text:p>
            <text:p/>
            <text:p>Makes enemies affected by Radiance have a chance to miss.</text:p>
            <text:p/>
            <text:p>1) Chance</text:p>
          </table:table-cell>
          <table:table-cell office:value-type="string" calcext:value-type="string">
            <text:p>''SUB_ATTR radiance evasion''    ''0.2''</text:p>
            <text:p/>
            <text:p>Makes enemies affected by Radiance have 20 % of chance to mis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rue Strike</text:p>
            <text:p/>
            <text:p>''true strike''</text:p>
          </table:table-cell>
          <table:table-cell office:value-type="string" calcext:value-type="string">
            <text:p>Makes your weapon ignore the evasion attribute.</text:p>
          </table:table-cell>
          <table:table-cell office:value-type="string" calcext:value-type="string">
            <text:p>''true strike''    ''1''</text:p>
            <text:p/>
            <text:p>Makes your weapon ignore the evasion attribut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solator</text:p>
            <text:p/>
            <text:p>''desolator attr''</text:p>
          </table:table-cell>
          <table:table-cell office:value-type="string" calcext:value-type="string">
            <text:p>On Hit : Increases damage that the victim takes by +'x' % for 'x' seconds.</text:p>
            <text:p/>
            <text:p>1) Multiplier</text:p>
            <text:p>2) Duration</text:p>
          </table:table-cell>
          <table:table-cell office:value-type="string" calcext:value-type="string">
            <text:p>''desolator attr''    ''3 5''</text:p>
            <text:p/>
            <text:p>On Hit : Increases damage that the victim takes by +200 % for 5 seconds.</text:p>
          </table:table-cell>
          <table:table-cell office:value-type="string" calcext:value-type="string">
            <text:p>Adds red particles to projectiles.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spersion</text:p>
            <text:p/>
            <text:p>''dispersion attr''</text:p>
          </table:table-cell>
          <table:table-cell office:value-type="string" calcext:value-type="string">
            <text:p>Passively decreases damage taken by 'x' %.</text:p>
            <text:p>On Damage Taken : Reflects 'x' % of damage taken to every enemies in a 'x' radius.</text:p>
            <text:p>The closer the enemy gets, the higher the damage will be.</text:p>
            <text:p>In a 'x' radius, damage reflect will always be equal to 100 %.</text:p>
            <text:p/>
            <text:p>1) Multiplier</text:p>
            <text:p>2) Max Radius</text:p>
            <text:p>3) Min Radius</text:p>
          </table:table-cell>
          <table:table-cell office:value-type="string" calcext:value-type="string">
            <text:p>''dispersion attr''    ''0.2 500 200''</text:p>
            <text:p/>
            <text:p>Passively decreases damage taken by -20 %.</text:p>
            <text:p>On Damage Taken : Reflects 20 % of damage taken to every enemies in a 500 radius.</text:p>
            <text:p>The closer the enemy gets, the higher the damage will be.</text:p>
            <text:p>In a 200 radius, damage reflect will always be equal to 1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Return</text:p>
            <text:p/>
            <text:p>''return attr''</text:p>
          </table:table-cell>
          <table:table-cell office:value-type="string" calcext:value-type="string">
            <text:p>On Damage Taken : Deals 'x' damage to attacker.</text:p>
            <text:p>Deals base damage and damage based on your max health.</text:p>
            <text:p>Damage based on your max health are divided by 12.</text:p>
            <text:p/>
            <text:p>1) Base Damage</text:p>
            <text:p>2) Damage Based on Max Health</text:p>
          </table:table-cell>
          <table:table-cell office:value-type="string" calcext:value-type="string">
            <text:p>''return attr''    ''20 1''</text:p>
            <text:p/>
            <text:p>On Damage Taken : Deals 20 + (1 × (max health / 12)) damage to attack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c Field</text:p>
            <text:p/>
            <text:p>''static field attr''</text:p>
          </table:table-cell>
          <table:table-cell office:value-type="string" calcext:value-type="string">
            <text:p>Upon Attacking : Deals 'x' % damage based on enemies' current health in a 'x' radius.</text:p>
            <text:p/>
            <text:p>1) Multiplier</text:p>
            <text:p>2) Radius</text:p>
          </table:table-cell>
          <table:table-cell office:value-type="string" calcext:value-type="string">
            <text:p>''static field attr''    ''0.05 1000''</text:p>
            <text:p/>
            <text:p>Upon Attacking : Deals 5 % damage based on enemies' current health in a 1000 radiu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oodbath</text:p>
            <text:p/>
            <text:p>''bloodbath''</text:p>
          </table:table-cell>
          <table:table-cell office:value-type="string" calcext:value-type="string">
            <text:p>On Kill <text:span text:style-name="T3">OR</text:span> When An Enemy Dies In A 'x' Radius : Heals you for 'x' % of his maximum health.</text:p>
            <text:p/>
            <text:p>1) Multiplier</text:p>
            <text:p>2) Radius</text:p>
          </table:table-cell>
          <table:table-cell office:value-type="string" calcext:value-type="string">
            <text:p>''bloodbath''    ''0.25 500''</text:p>
            <text:p/>
            <text:p>On Kill <text:span text:style-name="T3">OR</text:span> When An Enemy Dies In A 500 Radius : Heals you for 25 % of his maximum health.</text:p>
          </table:table-cell>
          <table:table-cell office:value-type="string" calcext:value-type="string">
            <text:p>Killing the victim yourself can make you overheal.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nrage</text:p>
            <text:p/>
            <text:p>''enrage''</text:p>
          </table:table-cell>
          <table:table-cell office:value-type="string" calcext:value-type="string">
            <text:p>Press Reload : Grants you 'x' % damage resistance for 'x' seconds.</text:p>
            <text:p>Has a 'x' seconds cooldown.</text:p>
            <text:p>While Enraged, Fury Swipes (if on) damage are increased by +'x' %.</text:p>
            <text:p/>
            <text:p>1) Multiplier</text:p>
            <text:p>2) Resistance</text:p>
            <text:p>3) Duration</text:p>
            <text:p>4) Cooldown</text:p>
          </table:table-cell>
          <table:table-cell office:value-type="string" calcext:value-type="string">
            <text:p>''enrage''    ''3 0.5 5 20''</text:p>
            <text:p/>
            <text:p>Press Reload : Grants you 50 % damage resistance for 5 seconds.</text:p>
            <text:p>Has a 20 seconds cooldown.</text:p>
            <text:p>While Enraged, Fury Swipes (if on) damage are increased by +2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Inner Vitality</text:p>
            <text:p/>
            <text:p>''inner vitality''</text:p>
          </table:table-cell>
          <table:table-cell office:value-type="string" calcext:value-type="string">
            <text:p>On Alt-Fire : Grants you health regeneration for 'x' seconds.</text:p>
            <text:p>Has a 'x' seconds cooldown.</text:p>
            <text:p>Health regeneration is based on a health threshold and your maximum health.</text:p>
            <text:p>There is base health regen which is not modified by the health threshold and your max health.</text:p>
            <text:p/>
            <text:p>1) Base</text:p>
            <text:p>2) Regen Above Threshold</text:p>
            <text:p>3) Regen Below Threshold</text:p>
            <text:p>4) Threshold</text:p>
            <text:p>5) Duration</text:p>
            <text:p>6) Cooldown</text:p>
          </table:table-cell>
          <table:table-cell office:value-type="string" calcext:value-type="string">
            <text:p>''inner vitality''    ''5 0.05 0.15 0.4 10 30''</text:p>
            <text:p/>
            <text:p>On Alt-Fire : Grants you health regeneration for 10 seconds.</text:p>
            <text:p>Has a 30 seconds cooldown.</text:p>
            <text:p>Has a base regen of 5.</text:p>
            <text:p>Above the 40 % health threshold, bonus regen is equal to 5 % of your max health.</text:p>
            <text:p>While below, bonus regen is equal to 15 % of your max health.</text:p>
          </table:table-cell>
          <table:table-cell office:value-type="string" calcext:value-type="string">
            <text:p>MATH BEHIND THIS MESS :</text:p>
            <text:p>Base regen = ''value'' / 10</text:p>
            <text:p>Health regen bonus = ''max health'' * ''value''</text:p>
            <text:p/>
            <text:p>Full regen = (''Base regen'' + ''Health regen bonus'') * 0.0303</text:p>
            <text:p/>
            <text:p>Eg :</text:p>
            <text:p>BR = 5 / 10 = 0.5</text:p>
            <text:p>HRB = 300 * 0.05 = 15</text:p>
            <text:p>FR = (0.5 + 15) * 0.0303 = 0.469</text:p>
            <text:p/>
            <text:p>0.469 * 30 = 14 hp per second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ock Damage</text:p>
            <text:p/>
            <text:p>''block damage''</text:p>
          </table:table-cell>
          <table:table-cell office:value-type="string" calcext:value-type="string">
            <text:p>On Damage Taken : Has a chance to block 'x' damage.</text:p>
            <text:p/>
            <text:p>1) Amount</text:p>
            <text:p>2) Chance</text:p>
          </table:table-cell>
          <table:table-cell office:value-type="string" calcext:value-type="string">
            <text:p>''block damage''    ''25 0.25''</text:p>
            <text:p/>
            <text:p>On Damage Taken : Has 25 % of chance to block 25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Duel</text:p>
            <text:p/>
            <text:p>''duel''</text:p>
          </table:table-cell>
          <table:table-cell office:value-type="string" calcext:value-type="string">
            <text:p>On Alt-Fire : Ready for Duel (you can turn it on and off).</text:p>
            <text:p>On Hit : If you were ready for Duel upon attacking, you'll be in Duel with your victim for 'x' seconds.</text:p>
            <text:p>On Kill While In Duel : Grants you +'x' bonus damage.</text:p>
            <text:p>On Death While In Duel : Grants the killer +'x' bonus damage.</text:p>
            <text:p>While in duel, you'll have a pseudo-aimbot so that you only attack your victim.</text:p>
            <text:p>Has a 'x' seconds cooldown.</text:p>
            <text:p>There is a tricky way of managing damage, it can be a set amount like, 1, 5, 100 or a percentage based on.</text:p>
            <text:p>To use the percentage based one, you have to set the bonus damage value has a NEGATIVE (<text:span text:style-name="T11">-</text:span> before the number).</text:p>
            <text:p>This also means that you cannot decrease damage in any way.</text:p>
            <text:p/>
            <text:p>1) Damage</text:p>
            <text:p>2) Duration</text:p>
            <text:p>3) Cooldown</text:p>
          </table:table-cell>
          <table:table-cell office:value-type="string" calcext:value-type="string">
            <text:p>''duel''    ''40 3 20''</text:p>
            <text:p/>
            <text:p>On Alt-Fire : Ready for Duel (you can turn it on and off).</text:p>
            <text:p>On Hit : If you were ready for Duel upon attacking, you'll be in Duel with your victim for 3 seconds.</text:p>
            <text:p>On Kill While In Duel : Grants you +40 bonus damage.</text:p>
            <text:p>On Death While In Duel : Grants the killer +40 bonus damage.</text:p>
            <text:p>While in duel, you'll have a pseudo-aimbot so that you only attack your victim.</text:p>
            <text:p>Has a 20 seconds cooldown.</text:p>
            <text:p/>
            <text:p/>
            <text:p/>
            <text:p>''duel''    ''-0.1 4 60''</text:p>
            <text:p/>
            <text:p>On Alt-Fire : Ready for Duel (you can turn it on and off).</text:p>
            <text:p>On Hit : If you were ready for Duel upon attacking, you'll be in Duel with your victim for 4 seconds.</text:p>
            <text:p>On Kill While In Duel : Grants you +10% bonus damage.</text:p>
            <text:p>On Death While In Duel : Grants the killer +10% bonus damage.</text:p>
            <text:p>While in duel, you'll have a pseudo-aimbot so that you only attack your victim.</text:p>
            <text:p>Has a 60 seconds cooldown.</text:p>
          </table:table-cell>
          <table:table-cell office:value-type="string" calcext:value-type="string">
            <text:p>Bonus damages AREN'T removed upon death.</text:p>
            <text:p/>
            <text:p>But are removed normally upon changing class, team, etc.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Bloodstone</text:p>
            <text:p/>
            <text:p>''bloodstone''</text:p>
          </table:table-cell>
          <table:table-cell office:value-type="string" calcext:value-type="string">
            <text:p><text:span text:style-name="T12">You have 'x' base charges.</text:span></text:p>
            <text:p><text:span text:style-name="T12">On Kill </text:span><text:span text:style-name="T3">OR</text:span><text:span text:style-name="T12"> When An Enemy Dies In A 'x' Radius : Grants you a 'Bloodstone' charge.</text:span></text:p>
            <text:p>Every 'Bloostone' charges grants you health regeneration.</text:p>
            <text:p>On Death : Heals every allies based on the number of 'Bloodstone' charges + a base heal in a 'x' radius and lose 34 % of your 'Bloodstone' charges.</text:p>
            <text:p/>
            <text:p>1) Base Charge</text:p>
            <text:p>2) Regen Per Charge</text:p>
            <text:p>3) Base Heal</text:p>
            <text:p>4) Heal Per Charge</text:p>
            <text:p>5) Heal Radius</text:p>
            <text:p>6) Charge Radius</text:p>
            <text:p/>
          </table:table-cell>
          <table:table-cell office:value-type="string" calcext:value-type="string">
            <text:p>''bloodstone''    ''10 0.25 50 10 500 1000''</text:p>
            <text:p/>
            <text:p><text:span text:style-name="T12">You have 10 base charges.</text:span></text:p>
            <text:p><text:span text:style-name="T12">On Kill </text:span><text:span text:style-name="T3">OR</text:span><text:span text:style-name="T12"> When An Enemy Dies In A 500 Radius : Grants you a 'Bloodstone' charge.</text:span></text:p>
            <text:p>Every 'Bloostone' charges grants you 0.25 health regeneration.</text:p>
            <text:p>On Death : Heals every allies based on the number of 'Bloodstone' charges + 50 base heal in a 500 radius  and lose 34 % of your 'Bloodstone' charges.</text:p>
            <text:p/>
            <text:p>With 20 charges, your regen is equal to 5 and upon dying your allies are healing for 250 <text:span text:style-name="T8">(=(10 × 20) + 50)</text:span> hp, you also lose 6 'Bloodstone' charge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urning Spear</text:p>
            <text:p/>
            <text:p>''burning spear''</text:p>
          </table:table-cell>
          <table:table-cell office:value-type="string" calcext:value-type="string">
            <text:p>On Hit : Increases the next <text:span text:style-name="T13">BURNING</text:span> attack damage by +'x' up to a maximum of 'x'.</text:p>
            <text:p>Only increases damage coming from AFTERBURN.</text:p>
            <text:p/>
            <text:p>1) Amount</text:p>
            <text:p>2) Maximum</text:p>
          </table:table-cell>
          <table:table-cell office:value-type="string" calcext:value-type="string">
            <text:p>''burning spear''    ''4 10''</text:p>
            <text:p/>
            <text:p><text:span text:style-name="T12">On Hit : Increases the next </text:span><text:span text:style-name="T13">BURNING</text:span><text:span text:style-name="T12"> attack damage by +4 up to a maximum of 40.</text:span>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Damage Aura</text:p>
            <text:p/>
            <text:p>''aura damage''</text:p>
          </table:table-cell>
          <table:table-cell office:value-type="string" calcext:value-type="string">
            <text:p>Aura : Grants nearby allies/enemies in/decreased damage.</text:p>
            <text:p>The effect lingers for 0.5 second.</text:p>
            <text:p/>
            <text:p>1) Damage</text:p>
            <text:p>2) Mode</text:p>
            <text:p>[ 1 = ALLIES | 2 = ENEMIES ]</text:p>
            <text:p>3) Radius</text:p>
          </table:table-cell>
          <table:table-cell office:value-type="string" calcext:value-type="string">
            <text:p>''aura damage''    ''1.15 1 900''</text:p>
            <text:p/>
            <text:p>Aura : Grants nearby allies in a 900 radius +15 % increased damage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ritical Aura</text:p>
            <text:p/>
            <text:p>''aura crit''</text:p>
          </table:table-cell>
          <table:table-cell office:value-type="string" calcext:value-type="string">
            <text:p>Aura : Grants nearby allies increased chance of critical hit aswell as increasing critical hit damage.</text:p>
            <text:p>Doesn't actually increases critical hit chance. It's like having 2 differents chances of doing a critical hit.</text:p>
            <text:p>The effect lingers for 0.5 second.</text:p>
            <text:p/>
            <text:p>1) Damage</text:p>
            <text:p>2) Chance</text:p>
            <text:p>3) Radius</text:p>
          </table:table-cell>
          <table:table-cell office:value-type="string" calcext:value-type="string">
            <text:p>''aura crit''    ''1.67 0.15 900''</text:p>
            <text:p/>
            <text:p>Aura : Grants nearby allies in a 900 radius +15 % increased chance of critical hit aswell as increasing any critical hit damage by 67 %.</text:p>
          </table:table-cell>
          <table:table-cell office:value-type="string" calcext:value-type="string">
            <text:p>The aura doesn't proc the critical hit if the player next hit is a critical hit.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Lifesteal Aura</text:p>
            <text:p/>
            <text:p>''aura lifesteal''</text:p>
          </table:table-cell>
          <table:table-cell office:value-type="string" calcext:value-type="string">
            <text:p>Aura : Grants nearby allies lifesteal.</text:p>
            <text:p>The effect lingers for 0.5 second.</text:p>
            <text:p/>
            <text:p>1) Lifesteal</text:p>
            <text:p>2) Overheal</text:p>
            <text:p>3) Radius</text:p>
          </table:table-cell>
          <table:table-cell office:value-type="string" calcext:value-type="string">
            <text:p>''aura lifesteal''    ''0.25 1 900''</text:p>
            <text:p/>
            <text:p>Aura : Grants nearby allies in a 900 radius lifesteal.</text:p>
            <text:p>Lifesteal heals the player based on 25 % of damage dealt.</text:p>
          </table:table-cell>
          <table:table-cell table:number-columns-repeated="1021"/>
        </table:table-row>
        <table:table-row table:style-name="ro3" table:number-rows-repeated="44">
          <table:table-cell table:number-columns-repeated="1024"/>
        </table:table-row>
        <table:table-row table:style-name="ro3">
          <table:table-cell/>
          <table:table-cell table:style-name="ce25" table:number-columns-repeated="2"/>
          <table:table-cell table:number-columns-repeated="1021"/>
        </table:table-row>
        <table:table-row table:style-name="ro3" table:number-rows-repeated="1048493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me of Thrones" svg:font-family="'Game of Throne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 style:data-style-name="N2" text:time-value="21:28:05.5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20:00:00.089000000</meta:creation-date>
    <dc:date>2016-07-16T21:28:38.288000000</dc:date>
    <meta:editing-duration>PT4H17M12S</meta:editing-duration>
    <meta:editing-cycles>27</meta:editing-cycles>
    <meta:generator>LibreOffice/5.0.6.3$Windows_x86 LibreOffice_project/490fc03b25318460cfc54456516ea2519c11d1aa</meta:generator>
    <meta:document-statistic meta:table-count="3" meta:cell-count="668" meta:object-count="0"/>
  </office:meta>
</office:document-meta>
</file>